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37da"/>
    </style:style>
    <style:style style:name="P2" style:family="paragraph" style:parent-style-name="Standard">
      <style:text-properties officeooo:rsid="001137da" officeooo:paragraph-rsid="001137da"/>
    </style:style>
    <style:style style:name="P3" style:family="paragraph" style:parent-style-name="Standard">
      <style:text-properties fo:font-weight="bold" officeooo:rsid="001137da" officeooo:paragraph-rsid="001137d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137da" officeooo:paragraph-rsid="001137da" style:font-weight-asian="bold" style:font-weight-complex="bold"/>
    </style:style>
    <style:style style:name="P5" style:family="paragraph" style:parent-style-name="Standard">
      <style:text-properties fo:font-weight="bold" officeooo:rsid="0012a128" officeooo:paragraph-rsid="0012a128" style:font-weight-asian="bold" style:font-weight-complex="bold"/>
    </style:style>
    <style:style style:name="P6" style:family="paragraph" style:parent-style-name="Standard">
      <style:text-properties fo:font-weight="bold" officeooo:rsid="0012b26f" officeooo:paragraph-rsid="0012b26f" style:font-weight-asian="bold" style:font-weight-complex="bold"/>
    </style:style>
    <style:style style:name="P7" style:family="paragraph" style:parent-style-name="Standard">
      <style:text-properties fo:font-weight="bold" officeooo:rsid="0013ad14" officeooo:paragraph-rsid="0013ad14" style:font-weight-asian="bold" style:font-weight-complex="bold"/>
    </style:style>
    <style:style style:name="P8" style:family="paragraph" style:parent-style-name="Standard">
      <style:text-properties fo:font-weight="bold" officeooo:rsid="0013d8d5" officeooo:paragraph-rsid="0013d8d5" style:font-weight-asian="bold" style:font-weight-complex="bold"/>
    </style:style>
    <style:style style:name="P9" style:family="paragraph" style:parent-style-name="Standard">
      <style:text-properties fo:font-weight="bold" officeooo:rsid="0015879f" officeooo:paragraph-rsid="0015879f" style:font-weight-asian="bold" style:font-weight-complex="bold"/>
    </style:style>
    <style:style style:name="P10" style:family="paragraph" style:parent-style-name="Standard">
      <style:text-properties fo:font-weight="bold" officeooo:rsid="0016758d" officeooo:paragraph-rsid="0016758d" style:font-weight-asian="bold" style:font-weight-complex="bold"/>
    </style:style>
    <style:style style:name="P11" style:family="paragraph" style:parent-style-name="Standard">
      <style:text-properties officeooo:rsid="0012a128" officeooo:paragraph-rsid="0012a128"/>
    </style:style>
    <style:style style:name="P12" style:family="paragraph" style:parent-style-name="Standard">
      <style:text-properties officeooo:rsid="0012b26f" officeooo:paragraph-rsid="0012b26f"/>
    </style:style>
    <style:style style:name="P13" style:family="paragraph" style:parent-style-name="Standard">
      <style:text-properties officeooo:rsid="0013ad14" officeooo:paragraph-rsid="0013ad14"/>
    </style:style>
    <style:style style:name="P14" style:family="paragraph" style:parent-style-name="Standard">
      <style:text-properties fo:font-weight="normal" officeooo:rsid="0013d8d5" officeooo:paragraph-rsid="0013d8d5" style:font-weight-asian="normal" style:font-weight-complex="normal"/>
    </style:style>
    <style:style style:name="P15" style:family="paragraph" style:parent-style-name="Standard">
      <style:text-properties fo:font-weight="normal" officeooo:rsid="0015879f" officeooo:paragraph-rsid="0015879f" style:font-weight-asian="normal" style:font-weight-complex="normal"/>
    </style:style>
    <style:style style:name="P16" style:family="paragraph" style:parent-style-name="Standard">
      <style:text-properties fo:font-weight="normal" officeooo:rsid="0016758d" officeooo:paragraph-rsid="0016758d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137da" officeooo:paragraph-rsid="001137da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abbe6" officeooo:paragraph-rsid="001abbe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abbe6" officeooo:paragraph-rsid="001abbe6" style:font-weight-asian="normal" style:font-weight-complex="normal"/>
    </style:style>
    <style:style style:name="T1" style:family="text">
      <style:text-properties officeooo:rsid="001137da"/>
    </style:style>
    <style:style style:name="T2" style:family="text">
      <style:text-properties officeooo:rsid="0012a128"/>
    </style:style>
    <style:style style:name="T3" style:family="text">
      <style:text-properties officeooo:rsid="0012ab31"/>
    </style:style>
    <style:style style:name="T4" style:family="text">
      <style:text-properties officeooo:rsid="0012b26f"/>
    </style:style>
    <style:style style:name="T5" style:family="text">
      <style:text-properties officeooo:rsid="0013d8d5"/>
    </style:style>
    <style:style style:name="T6" style:family="text">
      <style:text-properties officeooo:rsid="0015879f"/>
    </style:style>
    <style:style style:name="T7" style:family="text">
      <style:text-properties officeooo:rsid="0016758d"/>
    </style:style>
    <style:style style:name="T8" style:family="text">
      <style:text-properties officeooo:rsid="0016feaf"/>
    </style:style>
    <style:style style:name="T9" style:family="text">
      <style:text-properties officeooo:rsid="001845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8_Sample Output</text:p>
      <text:p text:style-name="P18">Video Link for Assignment 8: </text:p>
      <text:p text:style-name="P19"><text:a xlink:type="simple" xlink:href="https://unlv.zoom.us/rec/share/lwm3WvDfePwQEeSL2ZMVIXfxLRoDy21LPId7_C18p4NFUTB-_gaq70QOB__ExYLs.0C2E_vinEX9mWg_Z?pwd=eRODbVn7KH-7PQg6I5aHq1zCDpgI8Q3E" text:style-name="Internet_20_link" text:visited-style-name="Visited_20_Internet_20_Link">https://unlv.zoom.us/rec/share/lwm3WvDfePwQEeSL2ZMVIXfxLRoDy21LPId7_C18p4NFUTB-_gaq70QOB__ExYLs.0C2E_vinEX9mWg_Z?pwd=eRODbVn7KH-7PQg6I5aHq1zCDpgI8Q3E</text:a></text:p>
      <text:p text:style-name="P19"/>
      <text:p text:style-name="P4"/>
      <text:p text:style-name="P3">Sample Output 1:</text:p>
      <text:p text:style-name="P2"/>
      <text:p text:style-name="Standard">kishore@kishore-virtual-machine:/Linked_Lists_Ast<text:span text:style-name="T1">8</text:span>$ make</text:p>
      <text:p text:style-name="Standard">g++ -Wall -Wextra -pedantic -std=c++11 -g -c main.cpp</text:p>
      <text:p text:style-name="Standard">g++ <text:s text:c="3"/>-c -o CalculateGradeImp.o CalculateGradeImp.cpp</text:p>
      <text:p text:style-name="Standard">g++ -Wall -Wextra -pedantic -std=c++11 -g -o main main.o CalculateGradeImp.o</text:p>
      <text:p text:style-name="P1">kishore@kishore-virtual-machine::/Linked_Lists_Ast<text:span text:style-name="T1">8</text:span>$ valgrind --tool=memcheck --leak-check=yes --show-reachable=yes --show-leak-kinds=all --track-origins=yes ./main</text:p>
      <text:p text:style-name="Standard">==4577== Memcheck, a memory error detector</text:p>
      <text:p text:style-name="Standard">==4577== Copyright (C) 2002-2017, and GNU GPL'd, by Julian Seward et al.</text:p>
      <text:p text:style-name="Standard">==4577== Using Valgrind-3.15.0 and LibVEX; rerun with -h for copyright info</text:p>
      <text:p text:style-name="Standard">==4577== Command: ./main</text:p>
      <text:p text:style-name="Standard">==4577== </text:p>
      <text:p text:style-name="Standard">Menu:</text:p>
      <text:p text:style-name="Standard">1. Sort data from file</text:p>
      <text:p text:style-name="Standard">2. Sort sample data</text:p>
      <text:p text:style-name="Standard">3. Take 3 user inputs and sort</text:p>
      <text:p text:style-name="Standard">4. Insert a student to studentsData.txt</text:p>
      <text:p text:style-name="Standard">Enter choice: 1</text:p>
      <text:p text:style-name="Standard">Sort data by:</text:p>
      <text:p text:style-name="Standard">1. Age</text:p>
      <text:p text:style-name="Standard">2. Grade (A to F)</text:p>
      <text:p text:style-name="Standard">3. Sort Low to High (F to A, if letter grade is the same, youngest age is at the top)</text:p>
      <text:p text:style-name="Standard">Enter sorting criteria: 1</text:p>
      <text:p text:style-name="Standard"/>
      <text:p text:style-name="Standard">Result written to file sorted<text:span text:style-name="T2">File</text:span>Data.txt</text:p>
      <text:p text:style-name="Standard">Students from File:</text:p>
      <text:p text:style-name="Standard">Student 1 details</text:p>
      <text:p text:style-name="Standard">Name: Paul</text:p>
      <text:p text:style-name="Standard">Age: 25</text:p>
      <text:p text:style-name="Standard">Midterm1: 89</text:p>
      <text:p text:style-name="Standard">Midterm2: 76</text:p>
      <text:p text:style-name="Standard">FinalExam: 99</text:p>
      <text:p text:style-name="Standard">Total: 264</text:p>
      <text:p text:style-name="Standard">Grade: B</text:p>
      <text:p text:style-name="Standard"/>
      <text:p text:style-name="Standard">Student 2 details</text:p>
      <text:p text:style-name="Standard">Name: Sam</text:p>
      <text:p text:style-name="Standard">Age: 27</text:p>
      <text:p text:style-name="Standard">Midterm1: 99</text:p>
      <text:p text:style-name="Standard">Midterm2: 87</text:p>
      <text:p text:style-name="Standard">FinalExam: 86</text:p>
      <text:p text:style-name="Standard">Total: 272</text:p>
      <text:p text:style-name="Standard"><text:soft-page-break/>Grade: A</text:p>
      <text:p text:style-name="Standard"/>
      <text:p text:style-name="Standard">Student 3 details</text:p>
      <text:p text:style-name="Standard">Name: Alice</text:p>
      <text:p text:style-name="Standard">Age: 22</text:p>
      <text:p text:style-name="Standard">Midterm1: 78</text:p>
      <text:p text:style-name="Standard">Midterm2: 85</text:p>
      <text:p text:style-name="Standard">FinalExam: 92</text:p>
      <text:p text:style-name="Standard">Total: 255</text:p>
      <text:p text:style-name="Standard">Grade: B</text:p>
      <text:p text:style-name="Standard"/>
      <text:p text:style-name="Standard">Student 4 details</text:p>
      <text:p text:style-name="Standard">Name: Bob</text:p>
      <text:p text:style-name="Standard">Age: 23</text:p>
      <text:p text:style-name="Standard">Midterm1: 95</text:p>
      <text:p text:style-name="Standard">Midterm2: 88</text:p>
      <text:p text:style-name="Standard">FinalExam: 78</text:p>
      <text:p text:style-name="Standard">Total: 261</text:p>
      <text:p text:style-name="Standard">Grade: B</text:p>
      <text:p text:style-name="Standard"/>
      <text:p text:style-name="Standard">Student 5 details</text:p>
      <text:p text:style-name="Standard">Name: Cathy</text:p>
      <text:p text:style-name="Standard">Age: 26</text:p>
      <text:p text:style-name="Standard">Midterm1: 85</text:p>
      <text:p text:style-name="Standard">Midterm2: 70</text:p>
      <text:p text:style-name="Standard">FinalExam: 78</text:p>
      <text:p text:style-name="Standard">Total: 233</text:p>
      <text:p text:style-name="Standard">Grade: C</text:p>
      <text:p text:style-name="Standard"/>
      <text:p text:style-name="Standard">Student 6 details</text:p>
      <text:p text:style-name="Standard">Name: David</text:p>
      <text:p text:style-name="Standard">Age: 24</text:p>
      <text:p text:style-name="Standard">Midterm1: 82</text:p>
      <text:p text:style-name="Standard">Midterm2: 94</text:p>
      <text:p text:style-name="Standard">FinalExam: 87</text:p>
      <text:p text:style-name="Standard">Total: 263</text:p>
      <text:p text:style-name="Standard">Grade: B</text:p>
      <text:p text:style-name="Standard"/>
      <text:p text:style-name="Standard">Student 7 details</text:p>
      <text:p text:style-name="Standard">Name: Emily</text:p>
      <text:p text:style-name="Standard">Age: 28</text:p>
      <text:p text:style-name="Standard">Midterm1: 76</text:p>
      <text:p text:style-name="Standard">Midterm2: 65</text:p>
      <text:p text:style-name="Standard">FinalExam: 60</text:p>
      <text:p text:style-name="Standard">Total: 201</text:p>
      <text:p text:style-name="Standard">Grade: F</text:p>
      <text:p text:style-name="Standard"/>
      <text:p text:style-name="Standard">Student 8 details</text:p>
      <text:p text:style-name="Standard">Name: Frank</text:p>
      <text:p text:style-name="Standard"><text:soft-page-break/>Age: 29</text:p>
      <text:p text:style-name="Standard">Midterm1: 95</text:p>
      <text:p text:style-name="Standard">Midterm2: 91</text:p>
      <text:p text:style-name="Standard">FinalExam: 100</text:p>
      <text:p text:style-name="Standard">Total: 286</text:p>
      <text:p text:style-name="Standard">Grade: A</text:p>
      <text:p text:style-name="Standard"/>
      <text:p text:style-name="Standard">Student 9 details</text:p>
      <text:p text:style-name="Standard">Name: Grace</text:p>
      <text:p text:style-name="Standard">Age: 30</text:p>
      <text:p text:style-name="Standard">Midterm1: 94</text:p>
      <text:p text:style-name="Standard">Midterm2: 78</text:p>
      <text:p text:style-name="Standard">FinalExam: 88</text:p>
      <text:p text:style-name="Standard">Total: 260</text:p>
      <text:p text:style-name="Standard">Grade: B</text:p>
      <text:p text:style-name="Standard"/>
      <text:p text:style-name="Standard">Student 10 details</text:p>
      <text:p text:style-name="Standard">Name: Hank</text:p>
      <text:p text:style-name="Standard">Age: 31</text:p>
      <text:p text:style-name="Standard">Midterm1: 75</text:p>
      <text:p text:style-name="Standard">Midterm2: 86</text:p>
      <text:p text:style-name="Standard">FinalExam: 90</text:p>
      <text:p text:style-name="Standard">Total: 251</text:p>
      <text:p text:style-name="Standard">Grade: B</text:p>
      <text:p text:style-name="Standard"/>
      <text:p text:style-name="Standard">Student 11 details</text:p>
      <text:p text:style-name="Standard">Name: Jonathan</text:p>
      <text:p text:style-name="Standard">Age: 33</text:p>
      <text:p text:style-name="Standard">Midterm1: 98</text:p>
      <text:p text:style-name="Standard">Midterm2: 67</text:p>
      <text:p text:style-name="Standard">FinalExam: 100</text:p>
      <text:p text:style-name="Standard">Total: 265</text:p>
      <text:p text:style-name="Standard">Grade: B</text:p>
      <text:p text:style-name="Standard"/>
      <text:p text:style-name="Standard">Students from Sample:</text:p>
      <text:p text:style-name="Standard">Student 12 details</text:p>
      <text:p text:style-name="Standard">Name: Lisa</text:p>
      <text:p text:style-name="Standard">Age: 21</text:p>
      <text:p text:style-name="Standard">Midterm1: 88</text:p>
      <text:p text:style-name="Standard">Midterm2: 99</text:p>
      <text:p text:style-name="Standard">FinalExam: 77</text:p>
      <text:p text:style-name="Standard">Total: 264</text:p>
      <text:p text:style-name="Standard">Grade: B</text:p>
      <text:p text:style-name="Standard"/>
      <text:p text:style-name="Standard">Student 13 details</text:p>
      <text:p text:style-name="Standard">Name: Kyle</text:p>
      <text:p text:style-name="Standard">Age: 32</text:p>
      <text:p text:style-name="Standard">Midterm1: 78</text:p>
      <text:p text:style-name="Standard">Midterm2: 76</text:p>
      <text:p text:style-name="Standard"><text:soft-page-break/>FinalExam: 75</text:p>
      <text:p text:style-name="Standard">Total: 229</text:p>
      <text:p text:style-name="Standard">Grade: C</text:p>
      <text:p text:style-name="Standard"/>
      <text:p text:style-name="Standard">Student 14 details</text:p>
      <text:p text:style-name="Standard">Name: Andy</text:p>
      <text:p text:style-name="Standard">Age: 25</text:p>
      <text:p text:style-name="Standard">Midterm1: 92</text:p>
      <text:p text:style-name="Standard">Midterm2: 88</text:p>
      <text:p text:style-name="Standard">FinalExam: 95</text:p>
      <text:p text:style-name="Standard">Total: 275</text:p>
      <text:p text:style-name="Standard">Grade: A</text:p>
      <text:p text:style-name="Standard"/>
      <text:p text:style-name="Standard">Student 15 details</text:p>
      <text:p text:style-name="Standard">Name: Jason</text:p>
      <text:p text:style-name="Standard">Age: 28</text:p>
      <text:p text:style-name="Standard">Midterm1: 65</text:p>
      <text:p text:style-name="Standard">Midterm2: 70</text:p>
      <text:p text:style-name="Standard">FinalExam: 68</text:p>
      <text:p text:style-name="Standard">Total: 203</text:p>
      <text:p text:style-name="Standard">Grade: F</text:p>
      <text:p text:style-name="Standard"/>
      <text:p text:style-name="Standard">Student 16 details</text:p>
      <text:p text:style-name="Standard">Name: Sarah</text:p>
      <text:p text:style-name="Standard">Age: 22</text:p>
      <text:p text:style-name="Standard">Midterm1: 80</text:p>
      <text:p text:style-name="Standard">Midterm2: 85</text:p>
      <text:p text:style-name="Standard">FinalExam: 82</text:p>
      <text:p text:style-name="Standard">Total: 247</text:p>
      <text:p text:style-name="Standard">Grade: B</text:p>
      <text:p text:style-name="Standard"/>
      <text:p text:style-name="Standard">==4577== </text:p>
      <text:p text:style-name="Standard">==4577== HEAP SUMMARY:</text:p>
      <text:p text:style-name="Standard">==4577== <text:s text:c="4"/>in use at exit: 0 bytes in 0 blocks</text:p>
      <text:p text:style-name="Standard">==4577== <text:s text:c="2"/>total heap usage: 30 allocs, 30 frees, 102,016 bytes allocated</text:p>
      <text:p text:style-name="Standard">==4577== </text:p>
      <text:p text:style-name="Standard">==4577== All heap blocks were freed -- no leaks are possible</text:p>
      <text:p text:style-name="Standard">==4577== </text:p>
      <text:p text:style-name="Standard">==4577== For lists of detected and suppressed errors, rerun with: -s</text:p>
      <text:p text:style-name="Standard">==4577== ERROR SUMMARY: 0 errors from 0 contexts (suppressed: 0 from 0)</text:p>
      <text:p text:style-name="Standard"/>
      <text:p text:style-name="Standard">kishore@kishore-virtual-machine:/Linked_Lists_Ast<text:span text:style-name="T3">8</text:span>/$ cat sortedFileData.txt</text:p>
      <text:p text:style-name="Standard">Student 1 details: </text:p>
      <text:p text:style-name="Standard">Name: Jonathan</text:p>
      <text:p text:style-name="Standard">Age: 33</text:p>
      <text:p text:style-name="Standard">Midterm1: 98</text:p>
      <text:p text:style-name="Standard">Midterm2: 67</text:p>
      <text:p text:style-name="Standard">FinalExam: 100</text:p>
      <text:p text:style-name="Standard">Total: 265</text:p>
      <text:p text:style-name="Standard"><text:soft-page-break/>Grade: B</text:p>
      <text:p text:style-name="Standard"/>
      <text:p text:style-name="Standard">Student 2 details: </text:p>
      <text:p text:style-name="Standard">Name: Hank</text:p>
      <text:p text:style-name="Standard">Age: 31</text:p>
      <text:p text:style-name="Standard">Midterm1: 75</text:p>
      <text:p text:style-name="Standard">Midterm2: 86</text:p>
      <text:p text:style-name="Standard">FinalExam: 90</text:p>
      <text:p text:style-name="Standard">Total: 251</text:p>
      <text:p text:style-name="Standard">Grade: B</text:p>
      <text:p text:style-name="Standard"/>
      <text:p text:style-name="Standard">Student 3 details: </text:p>
      <text:p text:style-name="Standard">Name: Grace</text:p>
      <text:p text:style-name="Standard">Age: 30</text:p>
      <text:p text:style-name="Standard">Midterm1: 94</text:p>
      <text:p text:style-name="Standard">Midterm2: 78</text:p>
      <text:p text:style-name="Standard">FinalExam: 88</text:p>
      <text:p text:style-name="Standard">Total: 260</text:p>
      <text:p text:style-name="Standard">Grade: B</text:p>
      <text:p text:style-name="Standard"/>
      <text:p text:style-name="Standard">Student 4 details: </text:p>
      <text:p text:style-name="Standard">Name: Frank</text:p>
      <text:p text:style-name="Standard">Age: 29</text:p>
      <text:p text:style-name="Standard">Midterm1: 95</text:p>
      <text:p text:style-name="Standard">Midterm2: 91</text:p>
      <text:p text:style-name="Standard">FinalExam: 100</text:p>
      <text:p text:style-name="Standard">Total: 286</text:p>
      <text:p text:style-name="Standard">Grade: A</text:p>
      <text:p text:style-name="Standard"/>
      <text:p text:style-name="Standard">Student 5 details: </text:p>
      <text:p text:style-name="Standard">Name: Emily</text:p>
      <text:p text:style-name="Standard">Age: 28</text:p>
      <text:p text:style-name="Standard">Midterm1: 76</text:p>
      <text:p text:style-name="Standard">Midterm2: 65</text:p>
      <text:p text:style-name="Standard">FinalExam: 60</text:p>
      <text:p text:style-name="Standard">Total: 201</text:p>
      <text:p text:style-name="Standard">Grade: F</text:p>
      <text:p text:style-name="Standard"/>
      <text:p text:style-name="Standard">Student 6 details: </text:p>
      <text:p text:style-name="Standard">Name: Sam</text:p>
      <text:p text:style-name="Standard">Age: 27</text:p>
      <text:p text:style-name="Standard">Midterm1: 99</text:p>
      <text:p text:style-name="Standard">Midterm2: 87</text:p>
      <text:p text:style-name="Standard">FinalExam: 86</text:p>
      <text:p text:style-name="Standard">Total: 272</text:p>
      <text:p text:style-name="Standard">Grade: A</text:p>
      <text:p text:style-name="Standard"/>
      <text:p text:style-name="Standard">Student 7 details: </text:p>
      <text:p text:style-name="Standard">Name: Cathy</text:p>
      <text:p text:style-name="Standard"><text:soft-page-break/>Age: 26</text:p>
      <text:p text:style-name="Standard">Midterm1: 85</text:p>
      <text:p text:style-name="Standard">Midterm2: 70</text:p>
      <text:p text:style-name="Standard">FinalExam: 78</text:p>
      <text:p text:style-name="Standard">Total: 233</text:p>
      <text:p text:style-name="Standard">Grade: C</text:p>
      <text:p text:style-name="Standard"/>
      <text:p text:style-name="Standard">Student 8 details: </text:p>
      <text:p text:style-name="Standard">Name: Paul</text:p>
      <text:p text:style-name="Standard">Age: 25</text:p>
      <text:p text:style-name="Standard">Midterm1: 89</text:p>
      <text:p text:style-name="Standard">Midterm2: 76</text:p>
      <text:p text:style-name="Standard">FinalExam: 99</text:p>
      <text:p text:style-name="Standard">Total: 264</text:p>
      <text:p text:style-name="Standard">Grade: B</text:p>
      <text:p text:style-name="Standard"/>
      <text:p text:style-name="Standard">Student 9 details: </text:p>
      <text:p text:style-name="Standard">Name: David</text:p>
      <text:p text:style-name="Standard">Age: 24</text:p>
      <text:p text:style-name="Standard">Midterm1: 82</text:p>
      <text:p text:style-name="Standard">Midterm2: 94</text:p>
      <text:p text:style-name="Standard">FinalExam: 87</text:p>
      <text:p text:style-name="Standard">Total: 263</text:p>
      <text:p text:style-name="Standard">Grade: B</text:p>
      <text:p text:style-name="Standard"/>
      <text:p text:style-name="Standard">Student 10 details: </text:p>
      <text:p text:style-name="Standard">Name: Bob</text:p>
      <text:p text:style-name="Standard">Age: 23</text:p>
      <text:p text:style-name="Standard">Midterm1: 95</text:p>
      <text:p text:style-name="Standard">Midterm2: 88</text:p>
      <text:p text:style-name="Standard">FinalExam: 78</text:p>
      <text:p text:style-name="Standard">Total: 261</text:p>
      <text:p text:style-name="Standard">Grade: B</text:p>
      <text:p text:style-name="Standard"/>
      <text:p text:style-name="Standard">Student 11 details: </text:p>
      <text:p text:style-name="Standard">Name: Alice</text:p>
      <text:p text:style-name="Standard">Age: 22</text:p>
      <text:p text:style-name="Standard">Midterm1: 78</text:p>
      <text:p text:style-name="Standard">Midterm2: 85</text:p>
      <text:p text:style-name="Standard">FinalExam: 92</text:p>
      <text:p text:style-name="Standard">Total: 255</text:p>
      <text:p text:style-name="Standard">Grade: B</text:p>
      <text:p text:style-name="Standard"/>
      <text:p text:style-name="Standard"/>
      <text:p text:style-name="Standard"/>
      <text:p text:style-name="P5">Sample Output 2:</text:p>
      <text:p text:style-name="P11"/>
      <text:p text:style-name="P11">kishore@kishore-virtual-machine::/Linked_Lists_Ast<text:span text:style-name="T1">8</text:span>$ valgrind --tool=memcheck --leak-check=yes --show-reachable=yes --show-leak-kinds=all --track-origins=yes ./main</text:p>
      <text:p text:style-name="P11"><text:soft-page-break/>==4814== Memcheck, a memory error detector</text:p>
      <text:p text:style-name="P11">==4814== Copyright (C) 2002-2017, and GNU GPL'd, by Julian Seward et al.</text:p>
      <text:p text:style-name="P11">==4814== Using Valgrind-3.15.0 and LibVEX; rerun with -h for copyright info</text:p>
      <text:p text:style-name="P11">==4814== Command: ./main</text:p>
      <text:p text:style-name="P11">==4814== </text:p>
      <text:p text:style-name="P11">Menu:</text:p>
      <text:p text:style-name="P11">1. Sort data from file</text:p>
      <text:p text:style-name="P11">2. Sort sample data</text:p>
      <text:p text:style-name="P11">3. Take 3 user inputs and sort</text:p>
      <text:p text:style-name="P11">4. Insert a student to studentsData.txt</text:p>
      <text:p text:style-name="P11">Enter choice: 1</text:p>
      <text:p text:style-name="P11">Sort data by:</text:p>
      <text:p text:style-name="P11">1. Age</text:p>
      <text:p text:style-name="P11">2. Grade (A to F)</text:p>
      <text:p text:style-name="P11">3. Sort Low to High (F to A, if letter grade is the same, youngest age is at the top)</text:p>
      <text:p text:style-name="P11">Enter sorting criteria: 2</text:p>
      <text:p text:style-name="P11"/>
      <text:p text:style-name="P11">Result written to file sortedFileData.txt</text:p>
      <text:p text:style-name="P11">Students from File:</text:p>
      <text:p text:style-name="P11">Student 1 details</text:p>
      <text:p text:style-name="P11">Name: Paul</text:p>
      <text:p text:style-name="P11">Age: 25</text:p>
      <text:p text:style-name="P11">Midterm1: 89</text:p>
      <text:p text:style-name="P11">Midterm2: 76</text:p>
      <text:p text:style-name="P11">FinalExam: 99</text:p>
      <text:p text:style-name="P11">Total: 264</text:p>
      <text:p text:style-name="P11">Grade: B</text:p>
      <text:p text:style-name="P11"/>
      <text:p text:style-name="P11">Student 2 details</text:p>
      <text:p text:style-name="P11">Name: Sam</text:p>
      <text:p text:style-name="P11">Age: 27</text:p>
      <text:p text:style-name="P11">Midterm1: 99</text:p>
      <text:p text:style-name="P11">Midterm2: 87</text:p>
      <text:p text:style-name="P11">FinalExam: 86</text:p>
      <text:p text:style-name="P11">Total: 272</text:p>
      <text:p text:style-name="P11">Grade: A</text:p>
      <text:p text:style-name="P11"/>
      <text:p text:style-name="P11">Student 3 details</text:p>
      <text:p text:style-name="P11">Name: Alice</text:p>
      <text:p text:style-name="P11">Age: 22</text:p>
      <text:p text:style-name="P11">Midterm1: 78</text:p>
      <text:p text:style-name="P11">Midterm2: 85</text:p>
      <text:p text:style-name="P11">FinalExam: 92</text:p>
      <text:p text:style-name="P11">Total: 255</text:p>
      <text:p text:style-name="P11">Grade: B</text:p>
      <text:p text:style-name="P11"/>
      <text:p text:style-name="P11">Student 4 details</text:p>
      <text:p text:style-name="P11">Name: Bob</text:p>
      <text:p text:style-name="P11">Age: 23</text:p>
      <text:p text:style-name="P11"><text:soft-page-break/>Midterm1: 95</text:p>
      <text:p text:style-name="P11">Midterm2: 88</text:p>
      <text:p text:style-name="P11">FinalExam: 78</text:p>
      <text:p text:style-name="P11">Total: 261</text:p>
      <text:p text:style-name="P11">Grade: B</text:p>
      <text:p text:style-name="P11"/>
      <text:p text:style-name="P11">Student 5 details</text:p>
      <text:p text:style-name="P11">Name: Cathy</text:p>
      <text:p text:style-name="P11">Age: 26</text:p>
      <text:p text:style-name="P11">Midterm1: 85</text:p>
      <text:p text:style-name="P11">Midterm2: 70</text:p>
      <text:p text:style-name="P11">FinalExam: 78</text:p>
      <text:p text:style-name="P11">Total: 233</text:p>
      <text:p text:style-name="P11">Grade: C</text:p>
      <text:p text:style-name="P11"/>
      <text:p text:style-name="P11">Student 6 details</text:p>
      <text:p text:style-name="P11">Name: David</text:p>
      <text:p text:style-name="P11">Age: 24</text:p>
      <text:p text:style-name="P11">Midterm1: 82</text:p>
      <text:p text:style-name="P11">Midterm2: 94</text:p>
      <text:p text:style-name="P11">FinalExam: 87</text:p>
      <text:p text:style-name="P11">Total: 263</text:p>
      <text:p text:style-name="P11">Grade: B</text:p>
      <text:p text:style-name="P11"/>
      <text:p text:style-name="P11">Student 7 details</text:p>
      <text:p text:style-name="P11">Name: Emily</text:p>
      <text:p text:style-name="P11">Age: 28</text:p>
      <text:p text:style-name="P11">Midterm1: 76</text:p>
      <text:p text:style-name="P11">Midterm2: 65</text:p>
      <text:p text:style-name="P11">FinalExam: 60</text:p>
      <text:p text:style-name="P11">Total: 201</text:p>
      <text:p text:style-name="P11">Grade: F</text:p>
      <text:p text:style-name="P11"/>
      <text:p text:style-name="P11">Student 8 details</text:p>
      <text:p text:style-name="P11">Name: Frank</text:p>
      <text:p text:style-name="P11">Age: 29</text:p>
      <text:p text:style-name="P11">Midterm1: 95</text:p>
      <text:p text:style-name="P11">Midterm2: 91</text:p>
      <text:p text:style-name="P11">FinalExam: 100</text:p>
      <text:p text:style-name="P11">Total: 286</text:p>
      <text:p text:style-name="P11">Grade: A</text:p>
      <text:p text:style-name="P11"/>
      <text:p text:style-name="P11">Student 9 details</text:p>
      <text:p text:style-name="P11">Name: Grace</text:p>
      <text:p text:style-name="P11">Age: 30</text:p>
      <text:p text:style-name="P11">Midterm1: 94</text:p>
      <text:p text:style-name="P11">Midterm2: 78</text:p>
      <text:p text:style-name="P11">FinalExam: 88</text:p>
      <text:p text:style-name="P11">Total: 260</text:p>
      <text:p text:style-name="P11"><text:soft-page-break/>Grade: B</text:p>
      <text:p text:style-name="P11"/>
      <text:p text:style-name="P11">Student 10 details</text:p>
      <text:p text:style-name="P11">Name: Hank</text:p>
      <text:p text:style-name="P11">Age: 31</text:p>
      <text:p text:style-name="P11">Midterm1: 75</text:p>
      <text:p text:style-name="P11">Midterm2: 86</text:p>
      <text:p text:style-name="P11">FinalExam: 90</text:p>
      <text:p text:style-name="P11">Total: 251</text:p>
      <text:p text:style-name="P11">Grade: B</text:p>
      <text:p text:style-name="P11"/>
      <text:p text:style-name="P11">Student 11 details</text:p>
      <text:p text:style-name="P11">Name: Jonathan</text:p>
      <text:p text:style-name="P11">Age: 33</text:p>
      <text:p text:style-name="P11">Midterm1: 98</text:p>
      <text:p text:style-name="P11">Midterm2: 67</text:p>
      <text:p text:style-name="P11">FinalExam: 100</text:p>
      <text:p text:style-name="P11">Total: 265</text:p>
      <text:p text:style-name="P11">Grade: B</text:p>
      <text:p text:style-name="P11"/>
      <text:p text:style-name="P11">Students from Sample:</text:p>
      <text:p text:style-name="P11">Student 12 details</text:p>
      <text:p text:style-name="P11">Name: Lisa</text:p>
      <text:p text:style-name="P11">Age: 21</text:p>
      <text:p text:style-name="P11">Midterm1: 88</text:p>
      <text:p text:style-name="P11">Midterm2: 99</text:p>
      <text:p text:style-name="P11">FinalExam: 77</text:p>
      <text:p text:style-name="P11">Total: 264</text:p>
      <text:p text:style-name="P11">Grade: B</text:p>
      <text:p text:style-name="P11"/>
      <text:p text:style-name="P11">Student 13 details</text:p>
      <text:p text:style-name="P11">Name: Kyle</text:p>
      <text:p text:style-name="P11">Age: 32</text:p>
      <text:p text:style-name="P11">Midterm1: 78</text:p>
      <text:p text:style-name="P11">Midterm2: 76</text:p>
      <text:p text:style-name="P11">FinalExam: 75</text:p>
      <text:p text:style-name="P11">Total: 229</text:p>
      <text:p text:style-name="P11">Grade: C</text:p>
      <text:p text:style-name="P11"/>
      <text:p text:style-name="P11">Student 14 details</text:p>
      <text:p text:style-name="P11">Name: Andy</text:p>
      <text:p text:style-name="P11">Age: 25</text:p>
      <text:p text:style-name="P11">Midterm1: 92</text:p>
      <text:p text:style-name="P11">Midterm2: 88</text:p>
      <text:p text:style-name="P11">FinalExam: 95</text:p>
      <text:p text:style-name="P11">Total: 275</text:p>
      <text:p text:style-name="P11">Grade: A</text:p>
      <text:p text:style-name="P11"/>
      <text:p text:style-name="P11">Student 15 details</text:p>
      <text:p text:style-name="P11"><text:soft-page-break/>Name: Jason</text:p>
      <text:p text:style-name="P11">Age: 28</text:p>
      <text:p text:style-name="P11">Midterm1: 65</text:p>
      <text:p text:style-name="P11">Midterm2: 70</text:p>
      <text:p text:style-name="P11">FinalExam: 68</text:p>
      <text:p text:style-name="P11">Total: 203</text:p>
      <text:p text:style-name="P11">Grade: F</text:p>
      <text:p text:style-name="P11"/>
      <text:p text:style-name="P11">Student 16 details</text:p>
      <text:p text:style-name="P11">Name: Sarah</text:p>
      <text:p text:style-name="P11">Age: 22</text:p>
      <text:p text:style-name="P11">Midterm1: 80</text:p>
      <text:p text:style-name="P11">Midterm2: 85</text:p>
      <text:p text:style-name="P11">FinalExam: 82</text:p>
      <text:p text:style-name="P11">Total: 247</text:p>
      <text:p text:style-name="P11">Grade: B</text:p>
      <text:p text:style-name="P11"/>
      <text:p text:style-name="P11">==4814== </text:p>
      <text:p text:style-name="P11">==4814== HEAP SUMMARY:</text:p>
      <text:p text:style-name="P11">==4814== <text:s text:c="4"/>in use at exit: 0 bytes in 0 blocks</text:p>
      <text:p text:style-name="P11">==4814== <text:s text:c="2"/>total heap usage: 30 allocs, 30 frees, 102,016 bytes allocated</text:p>
      <text:p text:style-name="P11">==4814== </text:p>
      <text:p text:style-name="P11">==4814== All heap blocks were freed -- no leaks are possible</text:p>
      <text:p text:style-name="P11">==4814== </text:p>
      <text:p text:style-name="P11">==4814== For lists of detected and suppressed errors, rerun with: -s</text:p>
      <text:p text:style-name="P11">==4814== ERROR SUMMARY: 0 errors from 0 contexts (suppressed: 0 from 0)</text:p>
      <text:p text:style-name="P11"/>
      <text:p text:style-name="P11">kishore@kishore-virtual-machine:/Linked_Lists_Ast<text:span text:style-name="T4">8</text:span>$ cat sortedFileData.txt</text:p>
      <text:p text:style-name="P11">Student 1 details: </text:p>
      <text:p text:style-name="P11">Name: Sam</text:p>
      <text:p text:style-name="P11">Age: 27</text:p>
      <text:p text:style-name="P11">Midterm1: 99</text:p>
      <text:p text:style-name="P11">Midterm2: 87</text:p>
      <text:p text:style-name="P11">FinalExam: 86</text:p>
      <text:p text:style-name="P11">Total: 272</text:p>
      <text:p text:style-name="P11">Grade: A</text:p>
      <text:p text:style-name="P11"/>
      <text:p text:style-name="P11">Student 2 details: </text:p>
      <text:p text:style-name="P11">Name: Frank</text:p>
      <text:p text:style-name="P11">Age: 29</text:p>
      <text:p text:style-name="P11">Midterm1: 95</text:p>
      <text:p text:style-name="P11">Midterm2: 91</text:p>
      <text:p text:style-name="P11">FinalExam: 100</text:p>
      <text:p text:style-name="P11">Total: 286</text:p>
      <text:p text:style-name="P11">Grade: A</text:p>
      <text:p text:style-name="P11"/>
      <text:p text:style-name="P11">Student 3 details: </text:p>
      <text:p text:style-name="P11">Name: Paul</text:p>
      <text:p text:style-name="P11">Age: 25</text:p>
      <text:p text:style-name="P11"><text:soft-page-break/>Midterm1: 89</text:p>
      <text:p text:style-name="P11">Midterm2: 76</text:p>
      <text:p text:style-name="P11">FinalExam: 99</text:p>
      <text:p text:style-name="P11">Total: 264</text:p>
      <text:p text:style-name="P11">Grade: B</text:p>
      <text:p text:style-name="P11"/>
      <text:p text:style-name="P11">Student 4 details: </text:p>
      <text:p text:style-name="P11">Name: Alice</text:p>
      <text:p text:style-name="P11">Age: 22</text:p>
      <text:p text:style-name="P11">Midterm1: 78</text:p>
      <text:p text:style-name="P11">Midterm2: 85</text:p>
      <text:p text:style-name="P11">FinalExam: 92</text:p>
      <text:p text:style-name="P11">Total: 255</text:p>
      <text:p text:style-name="P11">Grade: B</text:p>
      <text:p text:style-name="P11"/>
      <text:p text:style-name="P11">Student 5 details: </text:p>
      <text:p text:style-name="P11">Name: Bob</text:p>
      <text:p text:style-name="P11">Age: 23</text:p>
      <text:p text:style-name="P11">Midterm1: 95</text:p>
      <text:p text:style-name="P11">Midterm2: 88</text:p>
      <text:p text:style-name="P11">FinalExam: 78</text:p>
      <text:p text:style-name="P11">Total: 261</text:p>
      <text:p text:style-name="P11">Grade: B</text:p>
      <text:p text:style-name="P11"/>
      <text:p text:style-name="P11">Student 6 details: </text:p>
      <text:p text:style-name="P11">Name: David</text:p>
      <text:p text:style-name="P11">Age: 24</text:p>
      <text:p text:style-name="P11">Midterm1: 82</text:p>
      <text:p text:style-name="P11">Midterm2: 94</text:p>
      <text:p text:style-name="P11">FinalExam: 87</text:p>
      <text:p text:style-name="P11">Total: 263</text:p>
      <text:p text:style-name="P11">Grade: B</text:p>
      <text:p text:style-name="P11"/>
      <text:p text:style-name="P11">Student 7 details: </text:p>
      <text:p text:style-name="P11">Name: Grace</text:p>
      <text:p text:style-name="P11">Age: 30</text:p>
      <text:p text:style-name="P11">Midterm1: 94</text:p>
      <text:p text:style-name="P11">Midterm2: 78</text:p>
      <text:p text:style-name="P11">FinalExam: 88</text:p>
      <text:p text:style-name="P11">Total: 260</text:p>
      <text:p text:style-name="P11">Grade: B</text:p>
      <text:p text:style-name="P11"/>
      <text:p text:style-name="P11">Student 8 details: </text:p>
      <text:p text:style-name="P11">Name: Hank</text:p>
      <text:p text:style-name="P11">Age: 31</text:p>
      <text:p text:style-name="P11">Midterm1: 75</text:p>
      <text:p text:style-name="P11">Midterm2: 86</text:p>
      <text:p text:style-name="P11">FinalExam: 90</text:p>
      <text:p text:style-name="P11">Total: 251</text:p>
      <text:p text:style-name="P11"><text:soft-page-break/>Grade: B</text:p>
      <text:p text:style-name="P11"/>
      <text:p text:style-name="P11">Student 9 details: </text:p>
      <text:p text:style-name="P11">Name: Jonathan</text:p>
      <text:p text:style-name="P11">Age: 33</text:p>
      <text:p text:style-name="P11">Midterm1: 98</text:p>
      <text:p text:style-name="P11">Midterm2: 67</text:p>
      <text:p text:style-name="P11">FinalExam: 100</text:p>
      <text:p text:style-name="P11">Total: 265</text:p>
      <text:p text:style-name="P11">Grade: B</text:p>
      <text:p text:style-name="P11"/>
      <text:p text:style-name="P11">Student 10 details: </text:p>
      <text:p text:style-name="P11">Name: Cathy</text:p>
      <text:p text:style-name="P11">Age: 26</text:p>
      <text:p text:style-name="P11">Midterm1: 85</text:p>
      <text:p text:style-name="P11">Midterm2: 70</text:p>
      <text:p text:style-name="P11">FinalExam: 78</text:p>
      <text:p text:style-name="P11">Total: 233</text:p>
      <text:p text:style-name="P11">Grade: C</text:p>
      <text:p text:style-name="P11"/>
      <text:p text:style-name="P11">Student 11 details: </text:p>
      <text:p text:style-name="P11">Name: Emily</text:p>
      <text:p text:style-name="P11">Age: 28</text:p>
      <text:p text:style-name="P11">Midterm1: 76</text:p>
      <text:p text:style-name="P11">Midterm2: 65</text:p>
      <text:p text:style-name="P11">FinalExam: 60</text:p>
      <text:p text:style-name="P11">Total: 201</text:p>
      <text:p text:style-name="P11">Grade: F</text:p>
      <text:p text:style-name="P11"/>
      <text:p text:style-name="P6">Sample_output 3</text:p>
      <text:p text:style-name="P12"/>
      <text:p text:style-name="P12">kishore@kishore-virtual-machine:/<text:span text:style-name="T2">Linked_Lists_Ast</text:span><text:span text:style-name="T1">8</text:span>$ valgrind --tool=memcheck --leak-check=yes --show-reachable=yes --show-leak-kinds=all --track-origins=yes ./main</text:p>
      <text:p text:style-name="P12">==4990== Memcheck, a memory error detector</text:p>
      <text:p text:style-name="P12">==4990== Copyright (C) 2002-2017, and GNU GPL'd, by Julian Seward et al.</text:p>
      <text:p text:style-name="P12">==4990== Using Valgrind-3.15.0 and LibVEX; rerun with -h for copyright info</text:p>
      <text:p text:style-name="P12">==4990== Command: ./main</text:p>
      <text:p text:style-name="P12">==4990== </text:p>
      <text:p text:style-name="P12">Menu:</text:p>
      <text:p text:style-name="P12">1. Sort data from file</text:p>
      <text:p text:style-name="P12">2. Sort sample data</text:p>
      <text:p text:style-name="P12">3. Take 3 user inputs and sort</text:p>
      <text:p text:style-name="P12">4. Insert a student to studentsData.txt</text:p>
      <text:p text:style-name="P12">Enter choice: 1</text:p>
      <text:p text:style-name="P12">Sort data by:</text:p>
      <text:p text:style-name="P12">1. Age</text:p>
      <text:p text:style-name="P12">2. Grade (A to F)</text:p>
      <text:p text:style-name="P12">3. Sort Low to High (F to A, if letter grade is the same, youngest age is at the top)</text:p>
      <text:p text:style-name="P12">Enter sorting criteria: 3</text:p>
      <text:p text:style-name="P12"><text:soft-page-break/></text:p>
      <text:p text:style-name="P12">Result written to file sortedFileData.txt</text:p>
      <text:p text:style-name="P12">Students from File:</text:p>
      <text:p text:style-name="P12">Student 1 details</text:p>
      <text:p text:style-name="P12">Name: Paul</text:p>
      <text:p text:style-name="P12">Age: 25</text:p>
      <text:p text:style-name="P12">Midterm1: 89</text:p>
      <text:p text:style-name="P12">Midterm2: 76</text:p>
      <text:p text:style-name="P12">FinalExam: 99</text:p>
      <text:p text:style-name="P12">Total: 264</text:p>
      <text:p text:style-name="P12">Grade: B</text:p>
      <text:p text:style-name="P12"/>
      <text:p text:style-name="P12">Student 2 details</text:p>
      <text:p text:style-name="P12">Name: Sam</text:p>
      <text:p text:style-name="P12">Age: 27</text:p>
      <text:p text:style-name="P12">Midterm1: 99</text:p>
      <text:p text:style-name="P12">Midterm2: 87</text:p>
      <text:p text:style-name="P12">FinalExam: 86</text:p>
      <text:p text:style-name="P12">Total: 272</text:p>
      <text:p text:style-name="P12">Grade: A</text:p>
      <text:p text:style-name="P12"/>
      <text:p text:style-name="P12">Student 3 details</text:p>
      <text:p text:style-name="P12">Name: Alice</text:p>
      <text:p text:style-name="P12">Age: 22</text:p>
      <text:p text:style-name="P12">Midterm1: 78</text:p>
      <text:p text:style-name="P12">Midterm2: 85</text:p>
      <text:p text:style-name="P12">FinalExam: 92</text:p>
      <text:p text:style-name="P12">Total: 255</text:p>
      <text:p text:style-name="P12">Grade: B</text:p>
      <text:p text:style-name="P12"/>
      <text:p text:style-name="P12">Student 4 details</text:p>
      <text:p text:style-name="P12">Name: Bob</text:p>
      <text:p text:style-name="P12">Age: 23</text:p>
      <text:p text:style-name="P12">Midterm1: 95</text:p>
      <text:p text:style-name="P12">Midterm2: 88</text:p>
      <text:p text:style-name="P12">FinalExam: 78</text:p>
      <text:p text:style-name="P12">Total: 261</text:p>
      <text:p text:style-name="P12">Grade: B</text:p>
      <text:p text:style-name="P12"/>
      <text:p text:style-name="P12">Student 5 details</text:p>
      <text:p text:style-name="P12">Name: Cathy</text:p>
      <text:p text:style-name="P12">Age: 26</text:p>
      <text:p text:style-name="P12">Midterm1: 85</text:p>
      <text:p text:style-name="P12">Midterm2: 70</text:p>
      <text:p text:style-name="P12">FinalExam: 78</text:p>
      <text:p text:style-name="P12">Total: 233</text:p>
      <text:p text:style-name="P12">Grade: C</text:p>
      <text:p text:style-name="P12"/>
      <text:p text:style-name="P12">Student 6 details</text:p>
      <text:p text:style-name="P12"><text:soft-page-break/>Name: David</text:p>
      <text:p text:style-name="P12">Age: 24</text:p>
      <text:p text:style-name="P12">Midterm1: 82</text:p>
      <text:p text:style-name="P12">Midterm2: 94</text:p>
      <text:p text:style-name="P12">FinalExam: 87</text:p>
      <text:p text:style-name="P12">Total: 263</text:p>
      <text:p text:style-name="P12">Grade: B</text:p>
      <text:p text:style-name="P12"/>
      <text:p text:style-name="P12">Student 7 details</text:p>
      <text:p text:style-name="P12">Name: Emily</text:p>
      <text:p text:style-name="P12">Age: 28</text:p>
      <text:p text:style-name="P12">Midterm1: 76</text:p>
      <text:p text:style-name="P12">Midterm2: 65</text:p>
      <text:p text:style-name="P12">FinalExam: 60</text:p>
      <text:p text:style-name="P12">Total: 201</text:p>
      <text:p text:style-name="P12">Grade: F</text:p>
      <text:p text:style-name="P12"/>
      <text:p text:style-name="P12">Student 8 details</text:p>
      <text:p text:style-name="P12">Name: Frank</text:p>
      <text:p text:style-name="P12">Age: 29</text:p>
      <text:p text:style-name="P12">Midterm1: 95</text:p>
      <text:p text:style-name="P12">Midterm2: 91</text:p>
      <text:p text:style-name="P12">FinalExam: 100</text:p>
      <text:p text:style-name="P12">Total: 286</text:p>
      <text:p text:style-name="P12">Grade: A</text:p>
      <text:p text:style-name="P12"/>
      <text:p text:style-name="P12">Student 9 details</text:p>
      <text:p text:style-name="P12">Name: Grace</text:p>
      <text:p text:style-name="P12">Age: 30</text:p>
      <text:p text:style-name="P12">Midterm1: 94</text:p>
      <text:p text:style-name="P12">Midterm2: 78</text:p>
      <text:p text:style-name="P12">FinalExam: 88</text:p>
      <text:p text:style-name="P12">Total: 260</text:p>
      <text:p text:style-name="P12">Grade: B</text:p>
      <text:p text:style-name="P12"/>
      <text:p text:style-name="P12">Student 10 details</text:p>
      <text:p text:style-name="P12">Name: Hank</text:p>
      <text:p text:style-name="P12">Age: 31</text:p>
      <text:p text:style-name="P12">Midterm1: 75</text:p>
      <text:p text:style-name="P12">Midterm2: 86</text:p>
      <text:p text:style-name="P12">FinalExam: 90</text:p>
      <text:p text:style-name="P12">Total: 251</text:p>
      <text:p text:style-name="P12">Grade: B</text:p>
      <text:p text:style-name="P12"/>
      <text:p text:style-name="P12">Student 11 details</text:p>
      <text:p text:style-name="P12">Name: Jonathan</text:p>
      <text:p text:style-name="P12">Age: 33</text:p>
      <text:p text:style-name="P12">Midterm1: 98</text:p>
      <text:p text:style-name="P12">Midterm2: 67</text:p>
      <text:p text:style-name="P12"><text:soft-page-break/>FinalExam: 100</text:p>
      <text:p text:style-name="P12">Total: 265</text:p>
      <text:p text:style-name="P12">Grade: B</text:p>
      <text:p text:style-name="P12"/>
      <text:p text:style-name="P12">Students from Sample:</text:p>
      <text:p text:style-name="P12">Student 12 details</text:p>
      <text:p text:style-name="P12">Name: Lisa</text:p>
      <text:p text:style-name="P12">Age: 21</text:p>
      <text:p text:style-name="P12">Midterm1: 88</text:p>
      <text:p text:style-name="P12">Midterm2: 99</text:p>
      <text:p text:style-name="P12">FinalExam: 77</text:p>
      <text:p text:style-name="P12">Total: 264</text:p>
      <text:p text:style-name="P12">Grade: B</text:p>
      <text:p text:style-name="P12"/>
      <text:p text:style-name="P12">Student 13 details</text:p>
      <text:p text:style-name="P12">Name: Kyle</text:p>
      <text:p text:style-name="P12">Age: 32</text:p>
      <text:p text:style-name="P12">Midterm1: 78</text:p>
      <text:p text:style-name="P12">Midterm2: 76</text:p>
      <text:p text:style-name="P12">FinalExam: 75</text:p>
      <text:p text:style-name="P12">Total: 229</text:p>
      <text:p text:style-name="P12">Grade: C</text:p>
      <text:p text:style-name="P12"/>
      <text:p text:style-name="P12">Student 14 details</text:p>
      <text:p text:style-name="P12">Name: Andy</text:p>
      <text:p text:style-name="P12">Age: 25</text:p>
      <text:p text:style-name="P12">Midterm1: 92</text:p>
      <text:p text:style-name="P12">Midterm2: 88</text:p>
      <text:p text:style-name="P12">FinalExam: 95</text:p>
      <text:p text:style-name="P12">Total: 275</text:p>
      <text:p text:style-name="P12">Grade: A</text:p>
      <text:p text:style-name="P12"/>
      <text:p text:style-name="P12">Student 15 details</text:p>
      <text:p text:style-name="P12">Name: Jason</text:p>
      <text:p text:style-name="P12">Age: 28</text:p>
      <text:p text:style-name="P12">Midterm1: 65</text:p>
      <text:p text:style-name="P12">Midterm2: 70</text:p>
      <text:p text:style-name="P12">FinalExam: 68</text:p>
      <text:p text:style-name="P12">Total: 203</text:p>
      <text:p text:style-name="P12">Grade: F</text:p>
      <text:p text:style-name="P12"/>
      <text:p text:style-name="P12">Student 16 details</text:p>
      <text:p text:style-name="P12">Name: Sarah</text:p>
      <text:p text:style-name="P12">Age: 22</text:p>
      <text:p text:style-name="P12">Midterm1: 80</text:p>
      <text:p text:style-name="P12">Midterm2: 85</text:p>
      <text:p text:style-name="P12">FinalExam: 82</text:p>
      <text:p text:style-name="P12">Total: 247</text:p>
      <text:p text:style-name="P12">Grade: B</text:p>
      <text:p text:style-name="P12"><text:soft-page-break/></text:p>
      <text:p text:style-name="P12">==4990== </text:p>
      <text:p text:style-name="P12">==4990== HEAP SUMMARY:</text:p>
      <text:p text:style-name="P12">==4990== <text:s text:c="4"/>in use at exit: 0 bytes in 0 blocks</text:p>
      <text:p text:style-name="P12">==4990== <text:s text:c="2"/>total heap usage: 30 allocs, 30 frees, 102,016 bytes allocated</text:p>
      <text:p text:style-name="P12">==4990== </text:p>
      <text:p text:style-name="P12">==4990== All heap blocks were freed -- no leaks are possible</text:p>
      <text:p text:style-name="P12">==4990== </text:p>
      <text:p text:style-name="P12">==4990== For lists of detected and suppressed errors, rerun with: -s</text:p>
      <text:p text:style-name="P12">==4990== ERROR SUMMARY: 0 errors from 0 contexts (suppressed: 0 from 0)</text:p>
      <text:p text:style-name="P12"/>
      <text:p text:style-name="P12">kishore@kishore-virtual-machine:/Linked_Lists_Ast8$ cat sortedFileData.txt</text:p>
      <text:p text:style-name="P12">Student 1 details: </text:p>
      <text:p text:style-name="P12">Name: Emily</text:p>
      <text:p text:style-name="P12">Age: 28</text:p>
      <text:p text:style-name="P12">Midterm1: 76</text:p>
      <text:p text:style-name="P12">Midterm2: 65</text:p>
      <text:p text:style-name="P12">FinalExam: 60</text:p>
      <text:p text:style-name="P12">Total: 201</text:p>
      <text:p text:style-name="P12">Grade: F</text:p>
      <text:p text:style-name="P12"/>
      <text:p text:style-name="P12">Student 2 details: </text:p>
      <text:p text:style-name="P12">Name: Cathy</text:p>
      <text:p text:style-name="P12">Age: 26</text:p>
      <text:p text:style-name="P12">Midterm1: 85</text:p>
      <text:p text:style-name="P12">Midterm2: 70</text:p>
      <text:p text:style-name="P12">FinalExam: 78</text:p>
      <text:p text:style-name="P12">Total: 233</text:p>
      <text:p text:style-name="P12">Grade: C</text:p>
      <text:p text:style-name="P12"/>
      <text:p text:style-name="P12">Student 3 details: </text:p>
      <text:p text:style-name="P12">Name: Alice</text:p>
      <text:p text:style-name="P12">Age: 22</text:p>
      <text:p text:style-name="P12">Midterm1: 78</text:p>
      <text:p text:style-name="P12">Midterm2: 85</text:p>
      <text:p text:style-name="P12">FinalExam: 92</text:p>
      <text:p text:style-name="P12">Total: 255</text:p>
      <text:p text:style-name="P12">Grade: B</text:p>
      <text:p text:style-name="P12"/>
      <text:p text:style-name="P12">Student 4 details: </text:p>
      <text:p text:style-name="P12">Name: Bob</text:p>
      <text:p text:style-name="P12">Age: 23</text:p>
      <text:p text:style-name="P12">Midterm1: 95</text:p>
      <text:p text:style-name="P12">Midterm2: 88</text:p>
      <text:p text:style-name="P12">FinalExam: 78</text:p>
      <text:p text:style-name="P12">Total: 261</text:p>
      <text:p text:style-name="P12">Grade: B</text:p>
      <text:p text:style-name="P12"/>
      <text:p text:style-name="P12">Student 5 details: </text:p>
      <text:p text:style-name="P12"><text:soft-page-break/>Name: David</text:p>
      <text:p text:style-name="P12">Age: 24</text:p>
      <text:p text:style-name="P12">Midterm1: 82</text:p>
      <text:p text:style-name="P12">Midterm2: 94</text:p>
      <text:p text:style-name="P12">FinalExam: 87</text:p>
      <text:p text:style-name="P12">Total: 263</text:p>
      <text:p text:style-name="P12">Grade: B</text:p>
      <text:p text:style-name="P12"/>
      <text:p text:style-name="P12">Student 6 details: </text:p>
      <text:p text:style-name="P12">Name: Paul</text:p>
      <text:p text:style-name="P12">Age: 25</text:p>
      <text:p text:style-name="P12">Midterm1: 89</text:p>
      <text:p text:style-name="P12">Midterm2: 76</text:p>
      <text:p text:style-name="P12">FinalExam: 99</text:p>
      <text:p text:style-name="P12">Total: 264</text:p>
      <text:p text:style-name="P12">Grade: B</text:p>
      <text:p text:style-name="P12"/>
      <text:p text:style-name="P12">Student 7 details: </text:p>
      <text:p text:style-name="P12">Name: Grace</text:p>
      <text:p text:style-name="P12">Age: 30</text:p>
      <text:p text:style-name="P12">Midterm1: 94</text:p>
      <text:p text:style-name="P12">Midterm2: 78</text:p>
      <text:p text:style-name="P12">FinalExam: 88</text:p>
      <text:p text:style-name="P12">Total: 260</text:p>
      <text:p text:style-name="P12">Grade: B</text:p>
      <text:p text:style-name="P12"/>
      <text:p text:style-name="P12">Student 8 details: </text:p>
      <text:p text:style-name="P12">Name: Hank</text:p>
      <text:p text:style-name="P12">Age: 31</text:p>
      <text:p text:style-name="P12">Midterm1: 75</text:p>
      <text:p text:style-name="P12">Midterm2: 86</text:p>
      <text:p text:style-name="P12">FinalExam: 90</text:p>
      <text:p text:style-name="P12">Total: 251</text:p>
      <text:p text:style-name="P12">Grade: B</text:p>
      <text:p text:style-name="P12"/>
      <text:p text:style-name="P12">Student 9 details: </text:p>
      <text:p text:style-name="P12">Name: Jonathan</text:p>
      <text:p text:style-name="P12">Age: 33</text:p>
      <text:p text:style-name="P12">Midterm1: 98</text:p>
      <text:p text:style-name="P12">Midterm2: 67</text:p>
      <text:p text:style-name="P12">FinalExam: 100</text:p>
      <text:p text:style-name="P12">Total: 265</text:p>
      <text:p text:style-name="P12">Grade: B</text:p>
      <text:p text:style-name="P12"/>
      <text:p text:style-name="P12">Student 10 details: </text:p>
      <text:p text:style-name="P12">Name: Sam</text:p>
      <text:p text:style-name="P12">Age: 27</text:p>
      <text:p text:style-name="P12">Midterm1: 99</text:p>
      <text:p text:style-name="P12">Midterm2: 87</text:p>
      <text:p text:style-name="P12"><text:soft-page-break/>FinalExam: 86</text:p>
      <text:p text:style-name="P12">Total: 272</text:p>
      <text:p text:style-name="P12">Grade: A</text:p>
      <text:p text:style-name="P12"/>
      <text:p text:style-name="P12">Student 11 details: </text:p>
      <text:p text:style-name="P12">Name: Frank</text:p>
      <text:p text:style-name="P12">Age: 29</text:p>
      <text:p text:style-name="P12">Midterm1: 95</text:p>
      <text:p text:style-name="P12">Midterm2: 91</text:p>
      <text:p text:style-name="P12">FinalExam: 100</text:p>
      <text:p text:style-name="P12">Total: 286</text:p>
      <text:p text:style-name="P12">Grade: A</text:p>
      <text:p text:style-name="P12"/>
      <text:p text:style-name="P7">Sample_Output 4:</text:p>
      <text:p text:style-name="P13"/>
      <text:p text:style-name="P13">kishore@kishore-virtual-machine:/Linked_Lists_Ast8$ valgrind --tool=memcheck --leak-check=yes --show-reachable=yes --show-leak-kinds=all --track-origins=yes ./main</text:p>
      <text:p text:style-name="P13">==5013== Memcheck, a memory error detector</text:p>
      <text:p text:style-name="P13">==5013== Copyright (C) 2002-2017, and GNU GPL'd, by Julian Seward et al.</text:p>
      <text:p text:style-name="P13">==5013== Using Valgrind-3.15.0 and LibVEX; rerun with -h for copyright info</text:p>
      <text:p text:style-name="P13">==5013== Command: ./main</text:p>
      <text:p text:style-name="P13">==5013== </text:p>
      <text:p text:style-name="P13">Menu:</text:p>
      <text:p text:style-name="P13">1. Sort data from file</text:p>
      <text:p text:style-name="P13">2. Sort sample data</text:p>
      <text:p text:style-name="P13">3. Take 3 user inputs and sort</text:p>
      <text:p text:style-name="P13">4. Insert a student to studentsData.txt</text:p>
      <text:p text:style-name="P13">Enter choice: 2</text:p>
      <text:p text:style-name="P13">Sort data by:</text:p>
      <text:p text:style-name="P13">1. Age</text:p>
      <text:p text:style-name="P13">2. Grade (A to F)</text:p>
      <text:p text:style-name="P13">3. Sort Low to High (F to A, if letter grade is the same, youngest age is at the top)</text:p>
      <text:p text:style-name="P13">Enter sorting criteria: 1</text:p>
      <text:p text:style-name="P13"/>
      <text:p text:style-name="P13">Result written to file sortedSampleData.txt</text:p>
      <text:p text:style-name="P13">Students from File:</text:p>
      <text:p text:style-name="P13">Student 1 details</text:p>
      <text:p text:style-name="P13">Name: Paul</text:p>
      <text:p text:style-name="P13">Age: 25</text:p>
      <text:p text:style-name="P13">Midterm1: 89</text:p>
      <text:p text:style-name="P13">Midterm2: 76</text:p>
      <text:p text:style-name="P13">FinalExam: 99</text:p>
      <text:p text:style-name="P13">Total: 264</text:p>
      <text:p text:style-name="P13">Grade: B</text:p>
      <text:p text:style-name="P13"/>
      <text:p text:style-name="P13">Student 2 details</text:p>
      <text:p text:style-name="P13">Name: Sam</text:p>
      <text:p text:style-name="P13">Age: 27</text:p>
      <text:p text:style-name="P13">Midterm1: 99</text:p>
      <text:p text:style-name="P13"><text:soft-page-break/>Midterm2: 87</text:p>
      <text:p text:style-name="P13">FinalExam: 86</text:p>
      <text:p text:style-name="P13">Total: 272</text:p>
      <text:p text:style-name="P13">Grade: A</text:p>
      <text:p text:style-name="P13"/>
      <text:p text:style-name="P13">Student 3 details</text:p>
      <text:p text:style-name="P13">Name: Alice</text:p>
      <text:p text:style-name="P13">Age: 22</text:p>
      <text:p text:style-name="P13">Midterm1: 78</text:p>
      <text:p text:style-name="P13">Midterm2: 85</text:p>
      <text:p text:style-name="P13">FinalExam: 92</text:p>
      <text:p text:style-name="P13">Total: 255</text:p>
      <text:p text:style-name="P13">Grade: B</text:p>
      <text:p text:style-name="P13"/>
      <text:p text:style-name="P13">Student 4 details</text:p>
      <text:p text:style-name="P13">Name: Bob</text:p>
      <text:p text:style-name="P13">Age: 23</text:p>
      <text:p text:style-name="P13">Midterm1: 95</text:p>
      <text:p text:style-name="P13">Midterm2: 88</text:p>
      <text:p text:style-name="P13">FinalExam: 78</text:p>
      <text:p text:style-name="P13">Total: 261</text:p>
      <text:p text:style-name="P13">Grade: B</text:p>
      <text:p text:style-name="P13"/>
      <text:p text:style-name="P13">Student 5 details</text:p>
      <text:p text:style-name="P13">Name: Cathy</text:p>
      <text:p text:style-name="P13">Age: 26</text:p>
      <text:p text:style-name="P13">Midterm1: 85</text:p>
      <text:p text:style-name="P13">Midterm2: 70</text:p>
      <text:p text:style-name="P13">FinalExam: 78</text:p>
      <text:p text:style-name="P13">Total: 233</text:p>
      <text:p text:style-name="P13">Grade: C</text:p>
      <text:p text:style-name="P13"/>
      <text:p text:style-name="P13">Student 6 details</text:p>
      <text:p text:style-name="P13">Name: David</text:p>
      <text:p text:style-name="P13">Age: 24</text:p>
      <text:p text:style-name="P13">Midterm1: 82</text:p>
      <text:p text:style-name="P13">Midterm2: 94</text:p>
      <text:p text:style-name="P13">FinalExam: 87</text:p>
      <text:p text:style-name="P13">Total: 263</text:p>
      <text:p text:style-name="P13">Grade: B</text:p>
      <text:p text:style-name="P13"/>
      <text:p text:style-name="P13">Student 7 details</text:p>
      <text:p text:style-name="P13">Name: Emily</text:p>
      <text:p text:style-name="P13">Age: 28</text:p>
      <text:p text:style-name="P13">Midterm1: 76</text:p>
      <text:p text:style-name="P13">Midterm2: 65</text:p>
      <text:p text:style-name="P13">FinalExam: 60</text:p>
      <text:p text:style-name="P13">Total: 201</text:p>
      <text:p text:style-name="P13">Grade: F</text:p>
      <text:p text:style-name="P13"><text:soft-page-break/></text:p>
      <text:p text:style-name="P13">Student 8 details</text:p>
      <text:p text:style-name="P13">Name: Frank</text:p>
      <text:p text:style-name="P13">Age: 29</text:p>
      <text:p text:style-name="P13">Midterm1: 95</text:p>
      <text:p text:style-name="P13">Midterm2: 91</text:p>
      <text:p text:style-name="P13">FinalExam: 100</text:p>
      <text:p text:style-name="P13">Total: 286</text:p>
      <text:p text:style-name="P13">Grade: A</text:p>
      <text:p text:style-name="P13"/>
      <text:p text:style-name="P13">Student 9 details</text:p>
      <text:p text:style-name="P13">Name: Grace</text:p>
      <text:p text:style-name="P13">Age: 30</text:p>
      <text:p text:style-name="P13">Midterm1: 94</text:p>
      <text:p text:style-name="P13">Midterm2: 78</text:p>
      <text:p text:style-name="P13">FinalExam: 88</text:p>
      <text:p text:style-name="P13">Total: 260</text:p>
      <text:p text:style-name="P13">Grade: B</text:p>
      <text:p text:style-name="P13"/>
      <text:p text:style-name="P13">Student 10 details</text:p>
      <text:p text:style-name="P13">Name: Hank</text:p>
      <text:p text:style-name="P13">Age: 31</text:p>
      <text:p text:style-name="P13">Midterm1: 75</text:p>
      <text:p text:style-name="P13">Midterm2: 86</text:p>
      <text:p text:style-name="P13">FinalExam: 90</text:p>
      <text:p text:style-name="P13">Total: 251</text:p>
      <text:p text:style-name="P13">Grade: B</text:p>
      <text:p text:style-name="P13"/>
      <text:p text:style-name="P13">Student 11 details</text:p>
      <text:p text:style-name="P13">Name: Jonathan</text:p>
      <text:p text:style-name="P13">Age: 33</text:p>
      <text:p text:style-name="P13">Midterm1: 98</text:p>
      <text:p text:style-name="P13">Midterm2: 67</text:p>
      <text:p text:style-name="P13">FinalExam: 100</text:p>
      <text:p text:style-name="P13">Total: 265</text:p>
      <text:p text:style-name="P13">Grade: B</text:p>
      <text:p text:style-name="P13"/>
      <text:p text:style-name="P13">Students from Sample:</text:p>
      <text:p text:style-name="P13">Student 12 details</text:p>
      <text:p text:style-name="P13">Name: Lisa</text:p>
      <text:p text:style-name="P13">Age: 21</text:p>
      <text:p text:style-name="P13">Midterm1: 88</text:p>
      <text:p text:style-name="P13">Midterm2: 99</text:p>
      <text:p text:style-name="P13">FinalExam: 77</text:p>
      <text:p text:style-name="P13">Total: 264</text:p>
      <text:p text:style-name="P13">Grade: B</text:p>
      <text:p text:style-name="P13"/>
      <text:p text:style-name="P13">Student 13 details</text:p>
      <text:p text:style-name="P13">Name: Kyle</text:p>
      <text:p text:style-name="P13"><text:soft-page-break/>Age: 32</text:p>
      <text:p text:style-name="P13">Midterm1: 78</text:p>
      <text:p text:style-name="P13">Midterm2: 76</text:p>
      <text:p text:style-name="P13">FinalExam: 75</text:p>
      <text:p text:style-name="P13">Total: 229</text:p>
      <text:p text:style-name="P13">Grade: C</text:p>
      <text:p text:style-name="P13"/>
      <text:p text:style-name="P13">Student 14 details</text:p>
      <text:p text:style-name="P13">Name: Andy</text:p>
      <text:p text:style-name="P13">Age: 25</text:p>
      <text:p text:style-name="P13">Midterm1: 92</text:p>
      <text:p text:style-name="P13">Midterm2: 88</text:p>
      <text:p text:style-name="P13">FinalExam: 95</text:p>
      <text:p text:style-name="P13">Total: 275</text:p>
      <text:p text:style-name="P13">Grade: A</text:p>
      <text:p text:style-name="P13"/>
      <text:p text:style-name="P13">Student 15 details</text:p>
      <text:p text:style-name="P13">Name: Jason</text:p>
      <text:p text:style-name="P13">Age: 28</text:p>
      <text:p text:style-name="P13">Midterm1: 65</text:p>
      <text:p text:style-name="P13">Midterm2: 70</text:p>
      <text:p text:style-name="P13">FinalExam: 68</text:p>
      <text:p text:style-name="P13">Total: 203</text:p>
      <text:p text:style-name="P13">Grade: F</text:p>
      <text:p text:style-name="P13"/>
      <text:p text:style-name="P13">Student 16 details</text:p>
      <text:p text:style-name="P13">Name: Sarah</text:p>
      <text:p text:style-name="P13">Age: 22</text:p>
      <text:p text:style-name="P13">Midterm1: 80</text:p>
      <text:p text:style-name="P13">Midterm2: 85</text:p>
      <text:p text:style-name="P13">FinalExam: 82</text:p>
      <text:p text:style-name="P13">Total: 247</text:p>
      <text:p text:style-name="P13">Grade: B</text:p>
      <text:p text:style-name="P13"/>
      <text:p text:style-name="P13">==5013== </text:p>
      <text:p text:style-name="P13">==5013== HEAP SUMMARY:</text:p>
      <text:p text:style-name="P13">==5013== <text:s text:c="4"/>in use at exit: 0 bytes in 0 blocks</text:p>
      <text:p text:style-name="P13">==5013== <text:s text:c="2"/>total heap usage: 29 allocs, 29 frees, 101,888 bytes allocated</text:p>
      <text:p text:style-name="P13">==5013== </text:p>
      <text:p text:style-name="P13">==5013== All heap blocks were freed -- no leaks are possible</text:p>
      <text:p text:style-name="P13">==5013== </text:p>
      <text:p text:style-name="P13">==5013== For lists of detected and suppressed errors, rerun with: -s</text:p>
      <text:p text:style-name="P13">==5013== ERROR SUMMARY: 0 errors from 0 contexts (suppressed: 0 from 0)</text:p>
      <text:p text:style-name="P13"/>
      <text:p text:style-name="P13">kishore@kishore-virtual-machine:/Linked_Lists_Ast8$ cat sortedSampleData.txt </text:p>
      <text:p text:style-name="P13">Student 1 details: </text:p>
      <text:p text:style-name="P13">Name: Kyle</text:p>
      <text:p text:style-name="P13">Age: 32</text:p>
      <text:p text:style-name="P13">Midterm1: 78</text:p>
      <text:p text:style-name="P13"><text:soft-page-break/>Midterm2: 76</text:p>
      <text:p text:style-name="P13">FinalExam: 75</text:p>
      <text:p text:style-name="P13">Total: 229</text:p>
      <text:p text:style-name="P13">Grade: C</text:p>
      <text:p text:style-name="P13"/>
      <text:p text:style-name="P13">Student 2 details: </text:p>
      <text:p text:style-name="P13">Name: Jason</text:p>
      <text:p text:style-name="P13">Age: 28</text:p>
      <text:p text:style-name="P13">Midterm1: 65</text:p>
      <text:p text:style-name="P13">Midterm2: 70</text:p>
      <text:p text:style-name="P13">FinalExam: 68</text:p>
      <text:p text:style-name="P13">Total: 203</text:p>
      <text:p text:style-name="P13">Grade: F</text:p>
      <text:p text:style-name="P13"/>
      <text:p text:style-name="P13">Student 3 details: </text:p>
      <text:p text:style-name="P13">Name: Andy</text:p>
      <text:p text:style-name="P13">Age: 25</text:p>
      <text:p text:style-name="P13">Midterm1: 92</text:p>
      <text:p text:style-name="P13">Midterm2: 88</text:p>
      <text:p text:style-name="P13">FinalExam: 95</text:p>
      <text:p text:style-name="P13">Total: 275</text:p>
      <text:p text:style-name="P13">Grade: A</text:p>
      <text:p text:style-name="P13"/>
      <text:p text:style-name="P13">Student 4 details: </text:p>
      <text:p text:style-name="P13">Name: Sarah</text:p>
      <text:p text:style-name="P13">Age: 22</text:p>
      <text:p text:style-name="P13">Midterm1: 80</text:p>
      <text:p text:style-name="P13">Midterm2: 85</text:p>
      <text:p text:style-name="P13">FinalExam: 82</text:p>
      <text:p text:style-name="P13">Total: 247</text:p>
      <text:p text:style-name="P13">Grade: B</text:p>
      <text:p text:style-name="P13"/>
      <text:p text:style-name="P13">Student 5 details: </text:p>
      <text:p text:style-name="P13">Name: Lisa</text:p>
      <text:p text:style-name="P13">Age: 21</text:p>
      <text:p text:style-name="P13">Midterm1: 88</text:p>
      <text:p text:style-name="P13">Midterm2: 99</text:p>
      <text:p text:style-name="P13">FinalExam: 77</text:p>
      <text:p text:style-name="P13">Total: 264</text:p>
      <text:p text:style-name="P13">Grade: B</text:p>
      <text:p text:style-name="P13"/>
      <text:p text:style-name="P13"/>
      <text:p text:style-name="P7">Sample_Output 5:</text:p>
      <text:p text:style-name="P13"/>
      <text:p text:style-name="P13">kishore@kishore-virtual-machine:/Linked_Lists_Ast8$ valgrind --tool=memcheck --leak-check=yes --show-reachable=yes --show-leak-kinds=all --track-origins=yes ./main</text:p>
      <text:p text:style-name="P13">==5026== Memcheck, a memory error detector</text:p>
      <text:p text:style-name="P13">==5026== Copyright (C) 2002-2017, and GNU GPL'd, by Julian Seward et al.</text:p>
      <text:p text:style-name="P13">==5026== Using Valgrind-3.15.0 and LibVEX; rerun with -h for copyright info</text:p>
      <text:p text:style-name="P13"><text:soft-page-break/>==5026== Command: ./main</text:p>
      <text:p text:style-name="P13">==5026== </text:p>
      <text:p text:style-name="P13">Menu:</text:p>
      <text:p text:style-name="P13">1. Sort data from file</text:p>
      <text:p text:style-name="P13">2. Sort sample data</text:p>
      <text:p text:style-name="P13">3. Take 3 user inputs and sort</text:p>
      <text:p text:style-name="P13">4. Insert a student to studentsData.txt</text:p>
      <text:p text:style-name="P13">Enter choice: 2</text:p>
      <text:p text:style-name="P13">Sort data by:</text:p>
      <text:p text:style-name="P13">1. Age</text:p>
      <text:p text:style-name="P13">2. Grade (A to F)</text:p>
      <text:p text:style-name="P13">3. Sort Low to High (F to A, if letter grade is the same, youngest age is at the top)</text:p>
      <text:p text:style-name="P13">Enter sorting criteria: 2</text:p>
      <text:p text:style-name="P13"/>
      <text:p text:style-name="P13">Result written to file sortedSampleData.txt</text:p>
      <text:p text:style-name="P13">Students from File:</text:p>
      <text:p text:style-name="P13">Student 1 details</text:p>
      <text:p text:style-name="P13">Name: Paul</text:p>
      <text:p text:style-name="P13">Age: 25</text:p>
      <text:p text:style-name="P13">Midterm1: 89</text:p>
      <text:p text:style-name="P13">Midterm2: 76</text:p>
      <text:p text:style-name="P13">FinalExam: 99</text:p>
      <text:p text:style-name="P13">Total: 264</text:p>
      <text:p text:style-name="P13">Grade: B</text:p>
      <text:p text:style-name="P13"/>
      <text:p text:style-name="P13">Student 2 details</text:p>
      <text:p text:style-name="P13">Name: Sam</text:p>
      <text:p text:style-name="P13">Age: 27</text:p>
      <text:p text:style-name="P13">Midterm1: 99</text:p>
      <text:p text:style-name="P13">Midterm2: 87</text:p>
      <text:p text:style-name="P13">FinalExam: 86</text:p>
      <text:p text:style-name="P13">Total: 272</text:p>
      <text:p text:style-name="P13">Grade: A</text:p>
      <text:p text:style-name="P13"/>
      <text:p text:style-name="P13">Student 3 details</text:p>
      <text:p text:style-name="P13">Name: Alice</text:p>
      <text:p text:style-name="P13">Age: 22</text:p>
      <text:p text:style-name="P13">Midterm1: 78</text:p>
      <text:p text:style-name="P13">Midterm2: 85</text:p>
      <text:p text:style-name="P13">FinalExam: 92</text:p>
      <text:p text:style-name="P13">Total: 255</text:p>
      <text:p text:style-name="P13">Grade: B</text:p>
      <text:p text:style-name="P13"/>
      <text:p text:style-name="P13">Student 4 details</text:p>
      <text:p text:style-name="P13">Name: Bob</text:p>
      <text:p text:style-name="P13">Age: 23</text:p>
      <text:p text:style-name="P13">Midterm1: 95</text:p>
      <text:p text:style-name="P13">Midterm2: 88</text:p>
      <text:p text:style-name="P13">FinalExam: 78</text:p>
      <text:p text:style-name="P13"><text:soft-page-break/>Total: 261</text:p>
      <text:p text:style-name="P13">Grade: B</text:p>
      <text:p text:style-name="P13"/>
      <text:p text:style-name="P13">Student 5 details</text:p>
      <text:p text:style-name="P13">Name: Cathy</text:p>
      <text:p text:style-name="P13">Age: 26</text:p>
      <text:p text:style-name="P13">Midterm1: 85</text:p>
      <text:p text:style-name="P13">Midterm2: 70</text:p>
      <text:p text:style-name="P13">FinalExam: 78</text:p>
      <text:p text:style-name="P13">Total: 233</text:p>
      <text:p text:style-name="P13">Grade: C</text:p>
      <text:p text:style-name="P13"/>
      <text:p text:style-name="P13">Student 6 details</text:p>
      <text:p text:style-name="P13">Name: David</text:p>
      <text:p text:style-name="P13">Age: 24</text:p>
      <text:p text:style-name="P13">Midterm1: 82</text:p>
      <text:p text:style-name="P13">Midterm2: 94</text:p>
      <text:p text:style-name="P13">FinalExam: 87</text:p>
      <text:p text:style-name="P13">Total: 263</text:p>
      <text:p text:style-name="P13">Grade: B</text:p>
      <text:p text:style-name="P13"/>
      <text:p text:style-name="P13">Student 7 details</text:p>
      <text:p text:style-name="P13">Name: Emily</text:p>
      <text:p text:style-name="P13">Age: 28</text:p>
      <text:p text:style-name="P13">Midterm1: 76</text:p>
      <text:p text:style-name="P13">Midterm2: 65</text:p>
      <text:p text:style-name="P13">FinalExam: 60</text:p>
      <text:p text:style-name="P13">Total: 201</text:p>
      <text:p text:style-name="P13">Grade: F</text:p>
      <text:p text:style-name="P13"/>
      <text:p text:style-name="P13">Student 8 details</text:p>
      <text:p text:style-name="P13">Name: Frank</text:p>
      <text:p text:style-name="P13">Age: 29</text:p>
      <text:p text:style-name="P13">Midterm1: 95</text:p>
      <text:p text:style-name="P13">Midterm2: 91</text:p>
      <text:p text:style-name="P13">FinalExam: 100</text:p>
      <text:p text:style-name="P13">Total: 286</text:p>
      <text:p text:style-name="P13">Grade: A</text:p>
      <text:p text:style-name="P13"/>
      <text:p text:style-name="P13">Student 9 details</text:p>
      <text:p text:style-name="P13">Name: Grace</text:p>
      <text:p text:style-name="P13">Age: 30</text:p>
      <text:p text:style-name="P13">Midterm1: 94</text:p>
      <text:p text:style-name="P13">Midterm2: 78</text:p>
      <text:p text:style-name="P13">FinalExam: 88</text:p>
      <text:p text:style-name="P13">Total: 260</text:p>
      <text:p text:style-name="P13">Grade: B</text:p>
      <text:p text:style-name="P13"/>
      <text:p text:style-name="P13">Student 10 details</text:p>
      <text:p text:style-name="P13"><text:soft-page-break/>Name: Hank</text:p>
      <text:p text:style-name="P13">Age: 31</text:p>
      <text:p text:style-name="P13">Midterm1: 75</text:p>
      <text:p text:style-name="P13">Midterm2: 86</text:p>
      <text:p text:style-name="P13">FinalExam: 90</text:p>
      <text:p text:style-name="P13">Total: 251</text:p>
      <text:p text:style-name="P13">Grade: B</text:p>
      <text:p text:style-name="P13"/>
      <text:p text:style-name="P13">Student 11 details</text:p>
      <text:p text:style-name="P13">Name: Jonathan</text:p>
      <text:p text:style-name="P13">Age: 33</text:p>
      <text:p text:style-name="P13">Midterm1: 98</text:p>
      <text:p text:style-name="P13">Midterm2: 67</text:p>
      <text:p text:style-name="P13">FinalExam: 100</text:p>
      <text:p text:style-name="P13">Total: 265</text:p>
      <text:p text:style-name="P13">Grade: B</text:p>
      <text:p text:style-name="P13"/>
      <text:p text:style-name="P13">Students from Sample:</text:p>
      <text:p text:style-name="P13">Student 12 details</text:p>
      <text:p text:style-name="P13">Name: Lisa</text:p>
      <text:p text:style-name="P13">Age: 21</text:p>
      <text:p text:style-name="P13">Midterm1: 88</text:p>
      <text:p text:style-name="P13">Midterm2: 99</text:p>
      <text:p text:style-name="P13">FinalExam: 77</text:p>
      <text:p text:style-name="P13">Total: 264</text:p>
      <text:p text:style-name="P13">Grade: B</text:p>
      <text:p text:style-name="P13"/>
      <text:p text:style-name="P13">Student 13 details</text:p>
      <text:p text:style-name="P13">Name: Kyle</text:p>
      <text:p text:style-name="P13">Age: 32</text:p>
      <text:p text:style-name="P13">Midterm1: 78</text:p>
      <text:p text:style-name="P13">Midterm2: 76</text:p>
      <text:p text:style-name="P13">FinalExam: 75</text:p>
      <text:p text:style-name="P13">Total: 229</text:p>
      <text:p text:style-name="P13">Grade: C</text:p>
      <text:p text:style-name="P13"/>
      <text:p text:style-name="P13">Student 14 details</text:p>
      <text:p text:style-name="P13">Name: Andy</text:p>
      <text:p text:style-name="P13">Age: 25</text:p>
      <text:p text:style-name="P13">Midterm1: 92</text:p>
      <text:p text:style-name="P13">Midterm2: 88</text:p>
      <text:p text:style-name="P13">FinalExam: 95</text:p>
      <text:p text:style-name="P13">Total: 275</text:p>
      <text:p text:style-name="P13">Grade: A</text:p>
      <text:p text:style-name="P13"/>
      <text:p text:style-name="P13">Student 15 details</text:p>
      <text:p text:style-name="P13">Name: Jason</text:p>
      <text:p text:style-name="P13">Age: 28</text:p>
      <text:p text:style-name="P13">Midterm1: 65</text:p>
      <text:p text:style-name="P13"><text:soft-page-break/>Midterm2: 70</text:p>
      <text:p text:style-name="P13">FinalExam: 68</text:p>
      <text:p text:style-name="P13">Total: 203</text:p>
      <text:p text:style-name="P13">Grade: F</text:p>
      <text:p text:style-name="P13"/>
      <text:p text:style-name="P13">Student 16 details</text:p>
      <text:p text:style-name="P13">Name: Sarah</text:p>
      <text:p text:style-name="P13">Age: 22</text:p>
      <text:p text:style-name="P13">Midterm1: 80</text:p>
      <text:p text:style-name="P13">Midterm2: 85</text:p>
      <text:p text:style-name="P13">FinalExam: 82</text:p>
      <text:p text:style-name="P13">Total: 247</text:p>
      <text:p text:style-name="P13">Grade: B</text:p>
      <text:p text:style-name="P13"/>
      <text:p text:style-name="P13">==5026== </text:p>
      <text:p text:style-name="P13">==5026== HEAP SUMMARY:</text:p>
      <text:p text:style-name="P13">==5026== <text:s text:c="4"/>in use at exit: 0 bytes in 0 blocks</text:p>
      <text:p text:style-name="P13">==5026== <text:s text:c="2"/>total heap usage: 29 allocs, 29 frees, 101,888 bytes allocated</text:p>
      <text:p text:style-name="P13">==5026== </text:p>
      <text:p text:style-name="P13">==5026== All heap blocks were freed -- no leaks are possible</text:p>
      <text:p text:style-name="P13">==5026== </text:p>
      <text:p text:style-name="P13">==5026== For lists of detected and suppressed errors, rerun with: -s</text:p>
      <text:p text:style-name="P13">==5026== ERROR SUMMARY: 0 errors from 0 contexts (suppressed: 0 from 0)</text:p>
      <text:p text:style-name="P13"/>
      <text:p text:style-name="P13">kishore@kishore-virtual-machine:/Linked_Lists_Ast8$ cat sortedSampleData.txt </text:p>
      <text:p text:style-name="P13">Student 1 details: </text:p>
      <text:p text:style-name="P13">Name: Andy</text:p>
      <text:p text:style-name="P13">Age: 25</text:p>
      <text:p text:style-name="P13">Midterm1: 92</text:p>
      <text:p text:style-name="P13">Midterm2: 88</text:p>
      <text:p text:style-name="P13">FinalExam: 95</text:p>
      <text:p text:style-name="P13">Total: 275</text:p>
      <text:p text:style-name="P13">Grade: A</text:p>
      <text:p text:style-name="P13"/>
      <text:p text:style-name="P13">Student 2 details: </text:p>
      <text:p text:style-name="P13">Name: Lisa</text:p>
      <text:p text:style-name="P13">Age: 21</text:p>
      <text:p text:style-name="P13">Midterm1: 88</text:p>
      <text:p text:style-name="P13">Midterm2: 99</text:p>
      <text:p text:style-name="P13">FinalExam: 77</text:p>
      <text:p text:style-name="P13">Total: 264</text:p>
      <text:p text:style-name="P13">Grade: B</text:p>
      <text:p text:style-name="P13"/>
      <text:p text:style-name="P13">Student 3 details: </text:p>
      <text:p text:style-name="P13">Name: Sarah</text:p>
      <text:p text:style-name="P13">Age: 22</text:p>
      <text:p text:style-name="P13">Midterm1: 80</text:p>
      <text:p text:style-name="P13">Midterm2: 85</text:p>
      <text:p text:style-name="P13">FinalExam: 82</text:p>
      <text:p text:style-name="P13"><text:soft-page-break/>Total: 247</text:p>
      <text:p text:style-name="P13">Grade: B</text:p>
      <text:p text:style-name="P13"/>
      <text:p text:style-name="P13">Student 4 details: </text:p>
      <text:p text:style-name="P13">Name: Kyle</text:p>
      <text:p text:style-name="P13">Age: 32</text:p>
      <text:p text:style-name="P13">Midterm1: 78</text:p>
      <text:p text:style-name="P13">Midterm2: 76</text:p>
      <text:p text:style-name="P13">FinalExam: 75</text:p>
      <text:p text:style-name="P13">Total: 229</text:p>
      <text:p text:style-name="P13">Grade: C</text:p>
      <text:p text:style-name="P13"/>
      <text:p text:style-name="P13">Student 5 details: </text:p>
      <text:p text:style-name="P13">Name: Jason</text:p>
      <text:p text:style-name="P13">Age: 28</text:p>
      <text:p text:style-name="P13">Midterm1: 65</text:p>
      <text:p text:style-name="P13">Midterm2: 70</text:p>
      <text:p text:style-name="P13">FinalExam: 68</text:p>
      <text:p text:style-name="P13">Total: 203</text:p>
      <text:p text:style-name="P13">Grade: F</text:p>
      <text:p text:style-name="P13"/>
      <text:p text:style-name="P7">Sample_Output 6:</text:p>
      <text:p text:style-name="P13"/>
      <text:p text:style-name="P13">kishore@kishore-virtual-machine:/Linked_Lists_Ast8$ valgrind --tool=memcheck --leak-check=yes --show-reachable=yes --show-leak-kinds=all --track-origins=yes ./main</text:p>
      <text:p text:style-name="P13">==5039== Memcheck, a memory error detector</text:p>
      <text:p text:style-name="P13">==5039== Copyright (C) 2002-2017, and GNU GPL'd, by Julian Seward et al.</text:p>
      <text:p text:style-name="P13">==5039== Using Valgrind-3.15.0 and LibVEX; rerun with -h for copyright info</text:p>
      <text:p text:style-name="P13">==5039== Command: ./main</text:p>
      <text:p text:style-name="P13">==5039== </text:p>
      <text:p text:style-name="P13">Menu:</text:p>
      <text:p text:style-name="P13">1. Sort data from file</text:p>
      <text:p text:style-name="P13">2. Sort sample data</text:p>
      <text:p text:style-name="P13">3. Take 3 user inputs and sort</text:p>
      <text:p text:style-name="P13">4. Insert a student to studentsData.txt</text:p>
      <text:p text:style-name="P13">Enter choice: 2</text:p>
      <text:p text:style-name="P13">Sort data by:</text:p>
      <text:p text:style-name="P13">1. Age</text:p>
      <text:p text:style-name="P13">2. Grade (A to F)</text:p>
      <text:p text:style-name="P13">3. Sort Low to High (F to A, if letter grade is the same, youngest age is at the top)</text:p>
      <text:p text:style-name="P13">Enter sorting criteria: 3</text:p>
      <text:p text:style-name="P13"/>
      <text:p text:style-name="P13">Result written to file sortedSampleData.txt</text:p>
      <text:p text:style-name="P13">Students from File:</text:p>
      <text:p text:style-name="P13">Student 1 details</text:p>
      <text:p text:style-name="P13">Name: Paul</text:p>
      <text:p text:style-name="P13">Age: 25</text:p>
      <text:p text:style-name="P13">Midterm1: 89</text:p>
      <text:p text:style-name="P13">Midterm2: 76</text:p>
      <text:p text:style-name="P13"><text:soft-page-break/>FinalExam: 99</text:p>
      <text:p text:style-name="P13">Total: 264</text:p>
      <text:p text:style-name="P13">Grade: B</text:p>
      <text:p text:style-name="P13"/>
      <text:p text:style-name="P13">Student 2 details</text:p>
      <text:p text:style-name="P13">Name: Sam</text:p>
      <text:p text:style-name="P13">Age: 27</text:p>
      <text:p text:style-name="P13">Midterm1: 99</text:p>
      <text:p text:style-name="P13">Midterm2: 87</text:p>
      <text:p text:style-name="P13">FinalExam: 86</text:p>
      <text:p text:style-name="P13">Total: 272</text:p>
      <text:p text:style-name="P13">Grade: A</text:p>
      <text:p text:style-name="P13"/>
      <text:p text:style-name="P13">Student 3 details</text:p>
      <text:p text:style-name="P13">Name: Alice</text:p>
      <text:p text:style-name="P13">Age: 22</text:p>
      <text:p text:style-name="P13">Midterm1: 78</text:p>
      <text:p text:style-name="P13">Midterm2: 85</text:p>
      <text:p text:style-name="P13">FinalExam: 92</text:p>
      <text:p text:style-name="P13">Total: 255</text:p>
      <text:p text:style-name="P13">Grade: B</text:p>
      <text:p text:style-name="P13"/>
      <text:p text:style-name="P13">Student 4 details</text:p>
      <text:p text:style-name="P13">Name: Bob</text:p>
      <text:p text:style-name="P13">Age: 23</text:p>
      <text:p text:style-name="P13">Midterm1: 95</text:p>
      <text:p text:style-name="P13">Midterm2: 88</text:p>
      <text:p text:style-name="P13">FinalExam: 78</text:p>
      <text:p text:style-name="P13">Total: 261</text:p>
      <text:p text:style-name="P13">Grade: B</text:p>
      <text:p text:style-name="P13"/>
      <text:p text:style-name="P13">Student 5 details</text:p>
      <text:p text:style-name="P13">Name: Cathy</text:p>
      <text:p text:style-name="P13">Age: 26</text:p>
      <text:p text:style-name="P13">Midterm1: 85</text:p>
      <text:p text:style-name="P13">Midterm2: 70</text:p>
      <text:p text:style-name="P13">FinalExam: 78</text:p>
      <text:p text:style-name="P13">Total: 233</text:p>
      <text:p text:style-name="P13">Grade: C</text:p>
      <text:p text:style-name="P13"/>
      <text:p text:style-name="P13">Student 6 details</text:p>
      <text:p text:style-name="P13">Name: David</text:p>
      <text:p text:style-name="P13">Age: 24</text:p>
      <text:p text:style-name="P13">Midterm1: 82</text:p>
      <text:p text:style-name="P13">Midterm2: 94</text:p>
      <text:p text:style-name="P13">FinalExam: 87</text:p>
      <text:p text:style-name="P13">Total: 263</text:p>
      <text:p text:style-name="P13">Grade: B</text:p>
      <text:p text:style-name="P13"/>
      <text:p text:style-name="P13"><text:soft-page-break/>Student 7 details</text:p>
      <text:p text:style-name="P13">Name: Emily</text:p>
      <text:p text:style-name="P13">Age: 28</text:p>
      <text:p text:style-name="P13">Midterm1: 76</text:p>
      <text:p text:style-name="P13">Midterm2: 65</text:p>
      <text:p text:style-name="P13">FinalExam: 60</text:p>
      <text:p text:style-name="P13">Total: 201</text:p>
      <text:p text:style-name="P13">Grade: F</text:p>
      <text:p text:style-name="P13"/>
      <text:p text:style-name="P13">Student 8 details</text:p>
      <text:p text:style-name="P13">Name: Frank</text:p>
      <text:p text:style-name="P13">Age: 29</text:p>
      <text:p text:style-name="P13">Midterm1: 95</text:p>
      <text:p text:style-name="P13">Midterm2: 91</text:p>
      <text:p text:style-name="P13">FinalExam: 100</text:p>
      <text:p text:style-name="P13">Total: 286</text:p>
      <text:p text:style-name="P13">Grade: A</text:p>
      <text:p text:style-name="P13"/>
      <text:p text:style-name="P13">Student 9 details</text:p>
      <text:p text:style-name="P13">Name: Grace</text:p>
      <text:p text:style-name="P13">Age: 30</text:p>
      <text:p text:style-name="P13">Midterm1: 94</text:p>
      <text:p text:style-name="P13">Midterm2: 78</text:p>
      <text:p text:style-name="P13">FinalExam: 88</text:p>
      <text:p text:style-name="P13">Total: 260</text:p>
      <text:p text:style-name="P13">Grade: B</text:p>
      <text:p text:style-name="P13"/>
      <text:p text:style-name="P13">Student 10 details</text:p>
      <text:p text:style-name="P13">Name: Hank</text:p>
      <text:p text:style-name="P13">Age: 31</text:p>
      <text:p text:style-name="P13">Midterm1: 75</text:p>
      <text:p text:style-name="P13">Midterm2: 86</text:p>
      <text:p text:style-name="P13">FinalExam: 90</text:p>
      <text:p text:style-name="P13">Total: 251</text:p>
      <text:p text:style-name="P13">Grade: B</text:p>
      <text:p text:style-name="P13"/>
      <text:p text:style-name="P13">Student 11 details</text:p>
      <text:p text:style-name="P13">Name: Jonathan</text:p>
      <text:p text:style-name="P13">Age: 33</text:p>
      <text:p text:style-name="P13">Midterm1: 98</text:p>
      <text:p text:style-name="P13">Midterm2: 67</text:p>
      <text:p text:style-name="P13">FinalExam: 100</text:p>
      <text:p text:style-name="P13">Total: 265</text:p>
      <text:p text:style-name="P13">Grade: B</text:p>
      <text:p text:style-name="P13"/>
      <text:p text:style-name="P13">Students from Sample:</text:p>
      <text:p text:style-name="P13">Student 12 details</text:p>
      <text:p text:style-name="P13">Name: Lisa</text:p>
      <text:p text:style-name="P13">Age: 21</text:p>
      <text:p text:style-name="P13"><text:soft-page-break/>Midterm1: 88</text:p>
      <text:p text:style-name="P13">Midterm2: 99</text:p>
      <text:p text:style-name="P13">FinalExam: 77</text:p>
      <text:p text:style-name="P13">Total: 264</text:p>
      <text:p text:style-name="P13">Grade: B</text:p>
      <text:p text:style-name="P13"/>
      <text:p text:style-name="P13">Student 13 details</text:p>
      <text:p text:style-name="P13">Name: Kyle</text:p>
      <text:p text:style-name="P13">Age: 32</text:p>
      <text:p text:style-name="P13">Midterm1: 78</text:p>
      <text:p text:style-name="P13">Midterm2: 76</text:p>
      <text:p text:style-name="P13">FinalExam: 75</text:p>
      <text:p text:style-name="P13">Total: 229</text:p>
      <text:p text:style-name="P13">Grade: C</text:p>
      <text:p text:style-name="P13"/>
      <text:p text:style-name="P13">Student 14 details</text:p>
      <text:p text:style-name="P13">Name: Andy</text:p>
      <text:p text:style-name="P13">Age: 25</text:p>
      <text:p text:style-name="P13">Midterm1: 92</text:p>
      <text:p text:style-name="P13">Midterm2: 88</text:p>
      <text:p text:style-name="P13">FinalExam: 95</text:p>
      <text:p text:style-name="P13">Total: 275</text:p>
      <text:p text:style-name="P13">Grade: A</text:p>
      <text:p text:style-name="P13"/>
      <text:p text:style-name="P13">Student 15 details</text:p>
      <text:p text:style-name="P13">Name: Jason</text:p>
      <text:p text:style-name="P13">Age: 28</text:p>
      <text:p text:style-name="P13">Midterm1: 65</text:p>
      <text:p text:style-name="P13">Midterm2: 70</text:p>
      <text:p text:style-name="P13">FinalExam: 68</text:p>
      <text:p text:style-name="P13">Total: 203</text:p>
      <text:p text:style-name="P13">Grade: F</text:p>
      <text:p text:style-name="P13"/>
      <text:p text:style-name="P13">Student 16 details</text:p>
      <text:p text:style-name="P13">Name: Sarah</text:p>
      <text:p text:style-name="P13">Age: 22</text:p>
      <text:p text:style-name="P13">Midterm1: 80</text:p>
      <text:p text:style-name="P13">Midterm2: 85</text:p>
      <text:p text:style-name="P13">FinalExam: 82</text:p>
      <text:p text:style-name="P13">Total: 247</text:p>
      <text:p text:style-name="P13">Grade: B</text:p>
      <text:p text:style-name="P13"/>
      <text:p text:style-name="P13">==5039== </text:p>
      <text:p text:style-name="P13">==5039== HEAP SUMMARY:</text:p>
      <text:p text:style-name="P13">==5039== <text:s text:c="4"/>in use at exit: 0 bytes in 0 blocks</text:p>
      <text:p text:style-name="P13">==5039== <text:s text:c="2"/>total heap usage: 29 allocs, 29 frees, 101,888 bytes allocated</text:p>
      <text:p text:style-name="P13">==5039== </text:p>
      <text:p text:style-name="P13">==5039== All heap blocks were freed -- no leaks are possible</text:p>
      <text:p text:style-name="P13">==5039== </text:p>
      <text:p text:style-name="P13"><text:soft-page-break/>==5039== For lists of detected and suppressed errors, rerun with: -s</text:p>
      <text:p text:style-name="P13">==5039== ERROR SUMMARY: 0 errors from 0 contexts (suppressed: 0 from 0)</text:p>
      <text:p text:style-name="P13"/>
      <text:p text:style-name="P13"/>
      <text:p text:style-name="P13"/>
      <text:p text:style-name="P13">kishore@kishore-virtual-machine:/Linked_Lists_Ast<text:span text:style-name="T5">8</text:span>$ cat sortedSampleData.txt </text:p>
      <text:p text:style-name="P13">Student 1 details: </text:p>
      <text:p text:style-name="P13">Name: Jason</text:p>
      <text:p text:style-name="P13">Age: 28</text:p>
      <text:p text:style-name="P13">Midterm1: 65</text:p>
      <text:p text:style-name="P13">Midterm2: 70</text:p>
      <text:p text:style-name="P13">FinalExam: 68</text:p>
      <text:p text:style-name="P13">Total: 203</text:p>
      <text:p text:style-name="P13">Grade: F</text:p>
      <text:p text:style-name="P13"/>
      <text:p text:style-name="P13">Student 2 details: </text:p>
      <text:p text:style-name="P13">Name: Kyle</text:p>
      <text:p text:style-name="P13">Age: 32</text:p>
      <text:p text:style-name="P13">Midterm1: 78</text:p>
      <text:p text:style-name="P13">Midterm2: 76</text:p>
      <text:p text:style-name="P13">FinalExam: 75</text:p>
      <text:p text:style-name="P13">Total: 229</text:p>
      <text:p text:style-name="P13">Grade: C</text:p>
      <text:p text:style-name="P13"/>
      <text:p text:style-name="P13">Student 3 details: </text:p>
      <text:p text:style-name="P13">Name: Lisa</text:p>
      <text:p text:style-name="P13">Age: 21</text:p>
      <text:p text:style-name="P13">Midterm1: 88</text:p>
      <text:p text:style-name="P13">Midterm2: 99</text:p>
      <text:p text:style-name="P13">FinalExam: 77</text:p>
      <text:p text:style-name="P13">Total: 264</text:p>
      <text:p text:style-name="P13">Grade: B</text:p>
      <text:p text:style-name="P13"/>
      <text:p text:style-name="P13">Student 4 details: </text:p>
      <text:p text:style-name="P13">Name: Sarah</text:p>
      <text:p text:style-name="P13">Age: 22</text:p>
      <text:p text:style-name="P13">Midterm1: 80</text:p>
      <text:p text:style-name="P13">Midterm2: 85</text:p>
      <text:p text:style-name="P13">FinalExam: 82</text:p>
      <text:p text:style-name="P13">Total: 247</text:p>
      <text:p text:style-name="P13">Grade: B</text:p>
      <text:p text:style-name="P13"/>
      <text:p text:style-name="P13">Student 5 details: </text:p>
      <text:p text:style-name="P13">Name: Andy</text:p>
      <text:p text:style-name="P13">Age: 25</text:p>
      <text:p text:style-name="P13">Midterm1: 92</text:p>
      <text:p text:style-name="P13">Midterm2: 88</text:p>
      <text:p text:style-name="P13">FinalExam: 95</text:p>
      <text:p text:style-name="P13">Total: 275</text:p>
      <text:p text:style-name="P13"><text:soft-page-break/>Grade: A</text:p>
      <text:p text:style-name="P13"/>
      <text:p text:style-name="P8"/>
      <text:p text:style-name="P8"/>
      <text:p text:style-name="P8"/>
      <text:p text:style-name="P8">Sample_Output 7:</text:p>
      <text:p text:style-name="P14">kishore@kishore-virtual-machine:/mnt/hgfs/VM-files/Linked_Lists_Ast/CPlusProject_Revised$ valgrind --tool=memcheck --leak-check=yes --show-reachable=yes --show-leak-kinds=all --track-origins=yes ./main</text:p>
      <text:p text:style-name="P14">==5053== Memcheck, a memory error detector</text:p>
      <text:p text:style-name="P14">==5053== Copyright (C) 2002-2017, and GNU GPL'd, by Julian Seward et al.</text:p>
      <text:p text:style-name="P14">==5053== Using Valgrind-3.15.0 and LibVEX; rerun with -h for copyright info</text:p>
      <text:p text:style-name="P14">==5053== Command: ./main</text:p>
      <text:p text:style-name="P14">==5053== </text:p>
      <text:p text:style-name="P14">Menu:</text:p>
      <text:p text:style-name="P14">1. Sort data from file</text:p>
      <text:p text:style-name="P14">2. Sort sample data</text:p>
      <text:p text:style-name="P14">3. Take 3 user inputs and sort</text:p>
      <text:p text:style-name="P14">4. Insert a student to studentsData.txt</text:p>
      <text:p text:style-name="P14">Enter choice: 3</text:p>
      <text:p text:style-name="P14">Enter Student 1 details</text:p>
      <text:p text:style-name="P14">Enter name (stdName): Linda</text:p>
      <text:p text:style-name="P14">Enter age (ag): 33</text:p>
      <text:p text:style-name="P14">Enter Midterm1(m1): 98</text:p>
      <text:p text:style-name="P14">Enter Midterm2(m2): 97</text:p>
      <text:p text:style-name="P14">Enter finalExam(fExam): 100</text:p>
      <text:p text:style-name="P14">Enter Student 2 details</text:p>
      <text:p text:style-name="P14">Enter name (stdName): John</text:p>
      <text:p text:style-name="P14">Enter age (ag): 30</text:p>
      <text:p text:style-name="P14">Enter Midterm1(m1): 25</text:p>
      <text:p text:style-name="P14">Enter Midterm2(m2): 50</text:p>
      <text:p text:style-name="P14">Enter finalExam(fExam): 45</text:p>
      <text:p text:style-name="P14">Enter Student 3 details</text:p>
      <text:p text:style-name="P14">Enter name (stdName): Tom</text:p>
      <text:p text:style-name="P14">Enter age (ag): 25</text:p>
      <text:p text:style-name="P14">Enter Midterm1(m1): 75</text:p>
      <text:p text:style-name="P14">Enter Midterm2(m2): 85</text:p>
      <text:p text:style-name="P14">Enter finalExam(fExam): 89</text:p>
      <text:p text:style-name="P14">Sort data by:</text:p>
      <text:p text:style-name="P14">1. Age</text:p>
      <text:p text:style-name="P14">2. Grade (A to F)</text:p>
      <text:p text:style-name="P14">3.Sort Low to High (F to A, if letter grade is the same, youngest age is at the top)</text:p>
      <text:p text:style-name="P14">Enter sorting criteria: 1</text:p>
      <text:p text:style-name="P14"/>
      <text:p text:style-name="P14">Result written to file sortedSampleData.txt</text:p>
      <text:p text:style-name="P14">Students from File:</text:p>
      <text:p text:style-name="P14">Student 1 details</text:p>
      <text:p text:style-name="P14">Name: Paul</text:p>
      <text:p text:style-name="P14">Age: 25</text:p>
      <text:p text:style-name="P14"><text:soft-page-break/>Midterm1: 89</text:p>
      <text:p text:style-name="P14">Midterm2: 76</text:p>
      <text:p text:style-name="P14">FinalExam: 99</text:p>
      <text:p text:style-name="P14">Total: 264</text:p>
      <text:p text:style-name="P14">Grade: B</text:p>
      <text:p text:style-name="P14"/>
      <text:p text:style-name="P14">Student 2 details</text:p>
      <text:p text:style-name="P14">Name: Sam</text:p>
      <text:p text:style-name="P14">Age: 27</text:p>
      <text:p text:style-name="P14">Midterm1: 99</text:p>
      <text:p text:style-name="P14">Midterm2: 87</text:p>
      <text:p text:style-name="P14">FinalExam: 86</text:p>
      <text:p text:style-name="P14">Total: 272</text:p>
      <text:p text:style-name="P14">Grade: A</text:p>
      <text:p text:style-name="P14"/>
      <text:p text:style-name="P14">Student 3 details</text:p>
      <text:p text:style-name="P14">Name: Alice</text:p>
      <text:p text:style-name="P14">Age: 22</text:p>
      <text:p text:style-name="P14">Midterm1: 78</text:p>
      <text:p text:style-name="P14">Midterm2: 85</text:p>
      <text:p text:style-name="P14">FinalExam: 92</text:p>
      <text:p text:style-name="P14">Total: 255</text:p>
      <text:p text:style-name="P14">Grade: B</text:p>
      <text:p text:style-name="P14"/>
      <text:p text:style-name="P14">Student 4 details</text:p>
      <text:p text:style-name="P14">Name: Bob</text:p>
      <text:p text:style-name="P14">Age: 23</text:p>
      <text:p text:style-name="P14">Midterm1: 95</text:p>
      <text:p text:style-name="P14">Midterm2: 88</text:p>
      <text:p text:style-name="P14">FinalExam: 78</text:p>
      <text:p text:style-name="P14">Total: 261</text:p>
      <text:p text:style-name="P14">Grade: B</text:p>
      <text:p text:style-name="P14"/>
      <text:p text:style-name="P14">Student 5 details</text:p>
      <text:p text:style-name="P14">Name: Cathy</text:p>
      <text:p text:style-name="P14">Age: 26</text:p>
      <text:p text:style-name="P14">Midterm1: 85</text:p>
      <text:p text:style-name="P14">Midterm2: 70</text:p>
      <text:p text:style-name="P14">FinalExam: 78</text:p>
      <text:p text:style-name="P14">Total: 233</text:p>
      <text:p text:style-name="P14">Grade: C</text:p>
      <text:p text:style-name="P14"/>
      <text:p text:style-name="P14">Student 6 details</text:p>
      <text:p text:style-name="P14">Name: David</text:p>
      <text:p text:style-name="P14">Age: 24</text:p>
      <text:p text:style-name="P14">Midterm1: 82</text:p>
      <text:p text:style-name="P14">Midterm2: 94</text:p>
      <text:p text:style-name="P14">FinalExam: 87</text:p>
      <text:p text:style-name="P14">Total: 263</text:p>
      <text:p text:style-name="P14"><text:soft-page-break/>Grade: B</text:p>
      <text:p text:style-name="P14"/>
      <text:p text:style-name="P14">Student 7 details</text:p>
      <text:p text:style-name="P14">Name: Emily</text:p>
      <text:p text:style-name="P14">Age: 28</text:p>
      <text:p text:style-name="P14">Midterm1: 76</text:p>
      <text:p text:style-name="P14">Midterm2: 65</text:p>
      <text:p text:style-name="P14">FinalExam: 60</text:p>
      <text:p text:style-name="P14">Total: 201</text:p>
      <text:p text:style-name="P14">Grade: F</text:p>
      <text:p text:style-name="P14"/>
      <text:p text:style-name="P14">Student 8 details</text:p>
      <text:p text:style-name="P14">Name: Frank</text:p>
      <text:p text:style-name="P14">Age: 29</text:p>
      <text:p text:style-name="P14">Midterm1: 95</text:p>
      <text:p text:style-name="P14">Midterm2: 91</text:p>
      <text:p text:style-name="P14">FinalExam: 100</text:p>
      <text:p text:style-name="P14">Total: 286</text:p>
      <text:p text:style-name="P14">Grade: A</text:p>
      <text:p text:style-name="P14"/>
      <text:p text:style-name="P14">Student 9 details</text:p>
      <text:p text:style-name="P14">Name: Grace</text:p>
      <text:p text:style-name="P14">Age: 30</text:p>
      <text:p text:style-name="P14">Midterm1: 94</text:p>
      <text:p text:style-name="P14">Midterm2: 78</text:p>
      <text:p text:style-name="P14">FinalExam: 88</text:p>
      <text:p text:style-name="P14">Total: 260</text:p>
      <text:p text:style-name="P14">Grade: B</text:p>
      <text:p text:style-name="P14"/>
      <text:p text:style-name="P14">Student 10 details</text:p>
      <text:p text:style-name="P14">Name: Hank</text:p>
      <text:p text:style-name="P14">Age: 31</text:p>
      <text:p text:style-name="P14">Midterm1: 75</text:p>
      <text:p text:style-name="P14">Midterm2: 86</text:p>
      <text:p text:style-name="P14">FinalExam: 90</text:p>
      <text:p text:style-name="P14">Total: 251</text:p>
      <text:p text:style-name="P14">Grade: B</text:p>
      <text:p text:style-name="P14"/>
      <text:p text:style-name="P14">Student 11 details</text:p>
      <text:p text:style-name="P14">Name: Jonathan</text:p>
      <text:p text:style-name="P14">Age: 33</text:p>
      <text:p text:style-name="P14">Midterm1: 98</text:p>
      <text:p text:style-name="P14">Midterm2: 67</text:p>
      <text:p text:style-name="P14">FinalExam: 100</text:p>
      <text:p text:style-name="P14">Total: 265</text:p>
      <text:p text:style-name="P14">Grade: B</text:p>
      <text:p text:style-name="P14"/>
      <text:p text:style-name="P14">Students from Sample:</text:p>
      <text:p text:style-name="P14">Student 12 details</text:p>
      <text:p text:style-name="P14"><text:soft-page-break/>Name: Lisa</text:p>
      <text:p text:style-name="P14">Age: 21</text:p>
      <text:p text:style-name="P14">Midterm1: 88</text:p>
      <text:p text:style-name="P14">Midterm2: 99</text:p>
      <text:p text:style-name="P14">FinalExam: 77</text:p>
      <text:p text:style-name="P14">Total: 264</text:p>
      <text:p text:style-name="P14">Grade: B</text:p>
      <text:p text:style-name="P14"/>
      <text:p text:style-name="P14">Student 13 details</text:p>
      <text:p text:style-name="P14">Name: Kyle</text:p>
      <text:p text:style-name="P14">Age: 32</text:p>
      <text:p text:style-name="P14">Midterm1: 78</text:p>
      <text:p text:style-name="P14">Midterm2: 76</text:p>
      <text:p text:style-name="P14">FinalExam: 75</text:p>
      <text:p text:style-name="P14">Total: 229</text:p>
      <text:p text:style-name="P14">Grade: C</text:p>
      <text:p text:style-name="P14"/>
      <text:p text:style-name="P14">Student 14 details</text:p>
      <text:p text:style-name="P14">Name: Andy</text:p>
      <text:p text:style-name="P14">Age: 25</text:p>
      <text:p text:style-name="P14">Midterm1: 92</text:p>
      <text:p text:style-name="P14">Midterm2: 88</text:p>
      <text:p text:style-name="P14">FinalExam: 95</text:p>
      <text:p text:style-name="P14">Total: 275</text:p>
      <text:p text:style-name="P14">Grade: A</text:p>
      <text:p text:style-name="P14"/>
      <text:p text:style-name="P14">Student 15 details</text:p>
      <text:p text:style-name="P14">Name: Jason</text:p>
      <text:p text:style-name="P14">Age: 28</text:p>
      <text:p text:style-name="P14">Midterm1: 65</text:p>
      <text:p text:style-name="P14">Midterm2: 70</text:p>
      <text:p text:style-name="P14">FinalExam: 68</text:p>
      <text:p text:style-name="P14">Total: 203</text:p>
      <text:p text:style-name="P14">Grade: F</text:p>
      <text:p text:style-name="P14"/>
      <text:p text:style-name="P14">Student 16 details</text:p>
      <text:p text:style-name="P14">Name: Sarah</text:p>
      <text:p text:style-name="P14">Age: 22</text:p>
      <text:p text:style-name="P14">Midterm1: 80</text:p>
      <text:p text:style-name="P14">Midterm2: 85</text:p>
      <text:p text:style-name="P14">FinalExam: 82</text:p>
      <text:p text:style-name="P14">Total: 247</text:p>
      <text:p text:style-name="P14">Grade: B</text:p>
      <text:p text:style-name="P14"/>
      <text:p text:style-name="P14">Student 17 details</text:p>
      <text:p text:style-name="P14">Name: Linda</text:p>
      <text:p text:style-name="P14">Age: 33</text:p>
      <text:p text:style-name="P14">Midterm1: 98</text:p>
      <text:p text:style-name="P14">Midterm2: 97</text:p>
      <text:p text:style-name="P14"><text:soft-page-break/>FinalExam: 100</text:p>
      <text:p text:style-name="P14">Total: 295</text:p>
      <text:p text:style-name="P14">Grade: A</text:p>
      <text:p text:style-name="P14"/>
      <text:p text:style-name="P14">Student 18 details</text:p>
      <text:p text:style-name="P14">Name: John</text:p>
      <text:p text:style-name="P14">Age: 30</text:p>
      <text:p text:style-name="P14">Midterm1: 25</text:p>
      <text:p text:style-name="P14">Midterm2: 50</text:p>
      <text:p text:style-name="P14">FinalExam: 45</text:p>
      <text:p text:style-name="P14">Total: 120</text:p>
      <text:p text:style-name="P14">Grade: F</text:p>
      <text:p text:style-name="P14"/>
      <text:p text:style-name="P14">Student 19 details</text:p>
      <text:p text:style-name="P14">Name: Tom</text:p>
      <text:p text:style-name="P14">Age: 25</text:p>
      <text:p text:style-name="P14">Midterm1: 75</text:p>
      <text:p text:style-name="P14">Midterm2: 85</text:p>
      <text:p text:style-name="P14">FinalExam: 89</text:p>
      <text:p text:style-name="P14">Total: 249</text:p>
      <text:p text:style-name="P14">Grade: B</text:p>
      <text:p text:style-name="P14"/>
      <text:p text:style-name="P14">==5053== </text:p>
      <text:p text:style-name="P14">==5053== HEAP SUMMARY:</text:p>
      <text:p text:style-name="P14">==5053== <text:s text:c="4"/>in use at exit: 0 bytes in 0 blocks</text:p>
      <text:p text:style-name="P14">==5053== <text:s text:c="2"/>total heap usage: 32 allocs, 32 frees, 102,080 bytes allocated</text:p>
      <text:p text:style-name="P14">==5053== </text:p>
      <text:p text:style-name="P14">==5053== All heap blocks were freed -- no leaks are possible</text:p>
      <text:p text:style-name="P14">==5053== </text:p>
      <text:p text:style-name="P14">==5053== For lists of detected and suppressed errors, rerun with: -s</text:p>
      <text:p text:style-name="P14">==5053== ERROR SUMMARY: 0 errors from 0 contexts (suppressed: 0 from 0)</text:p>
      <text:p text:style-name="P14"/>
      <text:p text:style-name="P14"/>
      <text:p text:style-name="P14">kishore@kishore-virtual-machine:/Linked_Lists_Ast<text:span text:style-name="T6">8</text:span>$ cat sortedSampleData.txt </text:p>
      <text:p text:style-name="P14">Student 1 details: </text:p>
      <text:p text:style-name="P14">Name: Linda</text:p>
      <text:p text:style-name="P14">Age: 33</text:p>
      <text:p text:style-name="P14">Midterm1: 98</text:p>
      <text:p text:style-name="P14">Midterm2: 97</text:p>
      <text:p text:style-name="P14">FinalExam: 100</text:p>
      <text:p text:style-name="P14">Total: 295</text:p>
      <text:p text:style-name="P14">Grade: A</text:p>
      <text:p text:style-name="P14"/>
      <text:p text:style-name="P14">Student 2 details: </text:p>
      <text:p text:style-name="P14">Name: Kyle</text:p>
      <text:p text:style-name="P14">Age: 32</text:p>
      <text:p text:style-name="P14">Midterm1: 78</text:p>
      <text:p text:style-name="P14">Midterm2: 76</text:p>
      <text:p text:style-name="P14">FinalExam: 75</text:p>
      <text:p text:style-name="P14"><text:soft-page-break/>Total: 229</text:p>
      <text:p text:style-name="P14">Grade: C</text:p>
      <text:p text:style-name="P14"/>
      <text:p text:style-name="P14">Student 3 details: </text:p>
      <text:p text:style-name="P14">Name: John</text:p>
      <text:p text:style-name="P14">Age: 30</text:p>
      <text:p text:style-name="P14">Midterm1: 25</text:p>
      <text:p text:style-name="P14">Midterm2: 50</text:p>
      <text:p text:style-name="P14">FinalExam: 45</text:p>
      <text:p text:style-name="P14">Total: 120</text:p>
      <text:p text:style-name="P14">Grade: F</text:p>
      <text:p text:style-name="P14"/>
      <text:p text:style-name="P14">Student 4 details: </text:p>
      <text:p text:style-name="P14">Name: Jason</text:p>
      <text:p text:style-name="P14">Age: 28</text:p>
      <text:p text:style-name="P14">Midterm1: 65</text:p>
      <text:p text:style-name="P14">Midterm2: 70</text:p>
      <text:p text:style-name="P14">FinalExam: 68</text:p>
      <text:p text:style-name="P14">Total: 203</text:p>
      <text:p text:style-name="P14">Grade: F</text:p>
      <text:p text:style-name="P14"/>
      <text:p text:style-name="P14">Student 5 details: </text:p>
      <text:p text:style-name="P14">Name: Andy</text:p>
      <text:p text:style-name="P14">Age: 25</text:p>
      <text:p text:style-name="P14">Midterm1: 92</text:p>
      <text:p text:style-name="P14">Midterm2: 88</text:p>
      <text:p text:style-name="P14">FinalExam: 95</text:p>
      <text:p text:style-name="P14">Total: 275</text:p>
      <text:p text:style-name="P14">Grade: A</text:p>
      <text:p text:style-name="P14"/>
      <text:p text:style-name="P14">Student 6 details: </text:p>
      <text:p text:style-name="P14">Name: Tom</text:p>
      <text:p text:style-name="P14">Age: 25</text:p>
      <text:p text:style-name="P14">Midterm1: 75</text:p>
      <text:p text:style-name="P14">Midterm2: 85</text:p>
      <text:p text:style-name="P14">FinalExam: 89</text:p>
      <text:p text:style-name="P14">Total: 249</text:p>
      <text:p text:style-name="P14">Grade: B</text:p>
      <text:p text:style-name="P14"/>
      <text:p text:style-name="P14">Student 7 details: </text:p>
      <text:p text:style-name="P14">Name: Sarah</text:p>
      <text:p text:style-name="P14">Age: 22</text:p>
      <text:p text:style-name="P14">Midterm1: 80</text:p>
      <text:p text:style-name="P14">Midterm2: 85</text:p>
      <text:p text:style-name="P14">FinalExam: 82</text:p>
      <text:p text:style-name="P14">Total: 247</text:p>
      <text:p text:style-name="P14">Grade: B</text:p>
      <text:p text:style-name="P14"/>
      <text:p text:style-name="P14">Student 8 details: </text:p>
      <text:p text:style-name="P14"><text:soft-page-break/>Name: Lisa</text:p>
      <text:p text:style-name="P14">Age: 21</text:p>
      <text:p text:style-name="P14">Midterm1: 88</text:p>
      <text:p text:style-name="P14">Midterm2: 99</text:p>
      <text:p text:style-name="P14">FinalExam: 77</text:p>
      <text:p text:style-name="P14">Total: 264</text:p>
      <text:p text:style-name="P14">Grade: B</text:p>
      <text:p text:style-name="P14"/>
      <text:p text:style-name="P9">Sample_Output 8:</text:p>
      <text:p text:style-name="P9"/>
      <text:p text:style-name="P15">kishore@kishore-virtual-machine:/Linked_Lists_Ast8$ valgrind --tool=memcheck --leak-check=yes --show-reachable=yes --show-leak-kinds=all --track-origins=yes ./main</text:p>
      <text:p text:style-name="P15">==5070== Memcheck, a memory error detector</text:p>
      <text:p text:style-name="P15">==5070== Copyright (C) 2002-2017, and GNU GPL'd, by Julian Seward et al.</text:p>
      <text:p text:style-name="P15">==5070== Using Valgrind-3.15.0 and LibVEX; rerun with -h for copyright info</text:p>
      <text:p text:style-name="P15">==5070== Command: ./main</text:p>
      <text:p text:style-name="P15">==5070== </text:p>
      <text:p text:style-name="P15">Menu:</text:p>
      <text:p text:style-name="P15">1. Sort data from file</text:p>
      <text:p text:style-name="P15">2. Sort sample data</text:p>
      <text:p text:style-name="P15">3. Take 3 user inputs and sort</text:p>
      <text:p text:style-name="P15">4. Insert a student to studentsData.txt</text:p>
      <text:p text:style-name="P15">Enter choice: 3</text:p>
      <text:p text:style-name="P15">Enter Student 1 details</text:p>
      <text:p text:style-name="P15">Enter name (stdName): Linda <text:s text:c="2"/></text:p>
      <text:p text:style-name="P15">Enter age (ag): 33</text:p>
      <text:p text:style-name="P15">Enter Midterm1(m1): 98</text:p>
      <text:p text:style-name="P15">Enter Midterm2(m2): 97</text:p>
      <text:p text:style-name="P15">Enter finalExam(fExam): 100</text:p>
      <text:p text:style-name="P15">Enter Student 2 details</text:p>
      <text:p text:style-name="P15">Enter name (stdName): John</text:p>
      <text:p text:style-name="P15">Enter age (ag): 30</text:p>
      <text:p text:style-name="P15">Enter Midterm1(m1): 25</text:p>
      <text:p text:style-name="P15">Enter Midterm2(m2): 50</text:p>
      <text:p text:style-name="P15">Enter finalExam(fExam): 45</text:p>
      <text:p text:style-name="P15">Enter Student 3 details</text:p>
      <text:p text:style-name="P15">Enter name (stdName): Tom</text:p>
      <text:p text:style-name="P15">Enter age (ag): 25</text:p>
      <text:p text:style-name="P15">Enter Midterm1(m1): 75</text:p>
      <text:p text:style-name="P15">Enter Midterm2(m2): 85</text:p>
      <text:p text:style-name="P15">Enter finalExam(fExam): 89</text:p>
      <text:p text:style-name="P15">Sort data by:</text:p>
      <text:p text:style-name="P15">1. Age</text:p>
      <text:p text:style-name="P15">2. Grade (A to F)</text:p>
      <text:p text:style-name="P15">3.Sort Low to High (F to A, if letter grade is the same, youngest age is at the top)</text:p>
      <text:p text:style-name="P15">Enter sorting criteria: 2</text:p>
      <text:p text:style-name="P15"/>
      <text:p text:style-name="P15">Result written to file sortedSampleData.txt</text:p>
      <text:p text:style-name="P15">Students from File:</text:p>
      <text:p text:style-name="P15"><text:soft-page-break/>Student 1 details</text:p>
      <text:p text:style-name="P15">Name: Paul</text:p>
      <text:p text:style-name="P15">Age: 25</text:p>
      <text:p text:style-name="P15">Midterm1: 89</text:p>
      <text:p text:style-name="P15">Midterm2: 76</text:p>
      <text:p text:style-name="P15">FinalExam: 99</text:p>
      <text:p text:style-name="P15">Total: 264</text:p>
      <text:p text:style-name="P15">Grade: B</text:p>
      <text:p text:style-name="P15"/>
      <text:p text:style-name="P15">Student 2 details</text:p>
      <text:p text:style-name="P15">Name: Sam</text:p>
      <text:p text:style-name="P15">Age: 27</text:p>
      <text:p text:style-name="P15">Midterm1: 99</text:p>
      <text:p text:style-name="P15">Midterm2: 87</text:p>
      <text:p text:style-name="P15">FinalExam: 86</text:p>
      <text:p text:style-name="P15">Total: 272</text:p>
      <text:p text:style-name="P15">Grade: A</text:p>
      <text:p text:style-name="P15"/>
      <text:p text:style-name="P15">Student 3 details</text:p>
      <text:p text:style-name="P15">Name: Alice</text:p>
      <text:p text:style-name="P15">Age: 22</text:p>
      <text:p text:style-name="P15">Midterm1: 78</text:p>
      <text:p text:style-name="P15">Midterm2: 85</text:p>
      <text:p text:style-name="P15">FinalExam: 92</text:p>
      <text:p text:style-name="P15">Total: 255</text:p>
      <text:p text:style-name="P15">Grade: B</text:p>
      <text:p text:style-name="P15"/>
      <text:p text:style-name="P15">Student 4 details</text:p>
      <text:p text:style-name="P15">Name: Bob</text:p>
      <text:p text:style-name="P15">Age: 23</text:p>
      <text:p text:style-name="P15">Midterm1: 95</text:p>
      <text:p text:style-name="P15">Midterm2: 88</text:p>
      <text:p text:style-name="P15">FinalExam: 78</text:p>
      <text:p text:style-name="P15">Total: 261</text:p>
      <text:p text:style-name="P15">Grade: B</text:p>
      <text:p text:style-name="P15"/>
      <text:p text:style-name="P15">Student 5 details</text:p>
      <text:p text:style-name="P15">Name: Cathy</text:p>
      <text:p text:style-name="P15">Age: 26</text:p>
      <text:p text:style-name="P15">Midterm1: 85</text:p>
      <text:p text:style-name="P15">Midterm2: 70</text:p>
      <text:p text:style-name="P15">FinalExam: 78</text:p>
      <text:p text:style-name="P15">Total: 233</text:p>
      <text:p text:style-name="P15">Grade: C</text:p>
      <text:p text:style-name="P15"/>
      <text:p text:style-name="P15">Student 6 details</text:p>
      <text:p text:style-name="P15">Name: David</text:p>
      <text:p text:style-name="P15">Age: 24</text:p>
      <text:p text:style-name="P15">Midterm1: 82</text:p>
      <text:p text:style-name="P15"><text:soft-page-break/>Midterm2: 94</text:p>
      <text:p text:style-name="P15">FinalExam: 87</text:p>
      <text:p text:style-name="P15">Total: 263</text:p>
      <text:p text:style-name="P15">Grade: B</text:p>
      <text:p text:style-name="P15"/>
      <text:p text:style-name="P15">Student 7 details</text:p>
      <text:p text:style-name="P15">Name: Emily</text:p>
      <text:p text:style-name="P15">Age: 28</text:p>
      <text:p text:style-name="P15">Midterm1: 76</text:p>
      <text:p text:style-name="P15">Midterm2: 65</text:p>
      <text:p text:style-name="P15">FinalExam: 60</text:p>
      <text:p text:style-name="P15">Total: 201</text:p>
      <text:p text:style-name="P15">Grade: F</text:p>
      <text:p text:style-name="P15"/>
      <text:p text:style-name="P15">Student 8 details</text:p>
      <text:p text:style-name="P15">Name: Frank</text:p>
      <text:p text:style-name="P15">Age: 29</text:p>
      <text:p text:style-name="P15">Midterm1: 95</text:p>
      <text:p text:style-name="P15">Midterm2: 91</text:p>
      <text:p text:style-name="P15">FinalExam: 100</text:p>
      <text:p text:style-name="P15">Total: 286</text:p>
      <text:p text:style-name="P15">Grade: A</text:p>
      <text:p text:style-name="P15"/>
      <text:p text:style-name="P15">Student 9 details</text:p>
      <text:p text:style-name="P15">Name: Grace</text:p>
      <text:p text:style-name="P15">Age: 30</text:p>
      <text:p text:style-name="P15">Midterm1: 94</text:p>
      <text:p text:style-name="P15">Midterm2: 78</text:p>
      <text:p text:style-name="P15">FinalExam: 88</text:p>
      <text:p text:style-name="P15">Total: 260</text:p>
      <text:p text:style-name="P15">Grade: B</text:p>
      <text:p text:style-name="P15"/>
      <text:p text:style-name="P15">Student 10 details</text:p>
      <text:p text:style-name="P15">Name: Hank</text:p>
      <text:p text:style-name="P15">Age: 31</text:p>
      <text:p text:style-name="P15">Midterm1: 75</text:p>
      <text:p text:style-name="P15">Midterm2: 86</text:p>
      <text:p text:style-name="P15">FinalExam: 90</text:p>
      <text:p text:style-name="P15">Total: 251</text:p>
      <text:p text:style-name="P15">Grade: B</text:p>
      <text:p text:style-name="P15"/>
      <text:p text:style-name="P15">Student 11 details</text:p>
      <text:p text:style-name="P15">Name: Jonathan</text:p>
      <text:p text:style-name="P15">Age: 33</text:p>
      <text:p text:style-name="P15">Midterm1: 98</text:p>
      <text:p text:style-name="P15">Midterm2: 67</text:p>
      <text:p text:style-name="P15">FinalExam: 100</text:p>
      <text:p text:style-name="P15">Total: 265</text:p>
      <text:p text:style-name="P15">Grade: B</text:p>
      <text:p text:style-name="P15"><text:soft-page-break/></text:p>
      <text:p text:style-name="P15">Students from Sample:</text:p>
      <text:p text:style-name="P15">Student 12 details</text:p>
      <text:p text:style-name="P15">Name: Lisa</text:p>
      <text:p text:style-name="P15">Age: 21</text:p>
      <text:p text:style-name="P15">Midterm1: 88</text:p>
      <text:p text:style-name="P15">Midterm2: 99</text:p>
      <text:p text:style-name="P15">FinalExam: 77</text:p>
      <text:p text:style-name="P15">Total: 264</text:p>
      <text:p text:style-name="P15">Grade: B</text:p>
      <text:p text:style-name="P15"/>
      <text:p text:style-name="P15">Student 13 details</text:p>
      <text:p text:style-name="P15">Name: Kyle</text:p>
      <text:p text:style-name="P15">Age: 32</text:p>
      <text:p text:style-name="P15">Midterm1: 78</text:p>
      <text:p text:style-name="P15">Midterm2: 76</text:p>
      <text:p text:style-name="P15">FinalExam: 75</text:p>
      <text:p text:style-name="P15">Total: 229</text:p>
      <text:p text:style-name="P15">Grade: C</text:p>
      <text:p text:style-name="P15"/>
      <text:p text:style-name="P15">Student 14 details</text:p>
      <text:p text:style-name="P15">Name: Andy</text:p>
      <text:p text:style-name="P15">Age: 25</text:p>
      <text:p text:style-name="P15">Midterm1: 92</text:p>
      <text:p text:style-name="P15">Midterm2: 88</text:p>
      <text:p text:style-name="P15">FinalExam: 95</text:p>
      <text:p text:style-name="P15">Total: 275</text:p>
      <text:p text:style-name="P15">Grade: A</text:p>
      <text:p text:style-name="P15"/>
      <text:p text:style-name="P15">Student 15 details</text:p>
      <text:p text:style-name="P15">Name: Jason</text:p>
      <text:p text:style-name="P15">Age: 28</text:p>
      <text:p text:style-name="P15">Midterm1: 65</text:p>
      <text:p text:style-name="P15">Midterm2: 70</text:p>
      <text:p text:style-name="P15">FinalExam: 68</text:p>
      <text:p text:style-name="P15">Total: 203</text:p>
      <text:p text:style-name="P15">Grade: F</text:p>
      <text:p text:style-name="P15"/>
      <text:p text:style-name="P15">Student 16 details</text:p>
      <text:p text:style-name="P15">Name: Sarah</text:p>
      <text:p text:style-name="P15">Age: 22</text:p>
      <text:p text:style-name="P15">Midterm1: 80</text:p>
      <text:p text:style-name="P15">Midterm2: 85</text:p>
      <text:p text:style-name="P15">FinalExam: 82</text:p>
      <text:p text:style-name="P15">Total: 247</text:p>
      <text:p text:style-name="P15">Grade: B</text:p>
      <text:p text:style-name="P15"/>
      <text:p text:style-name="P15">Student 17 details</text:p>
      <text:p text:style-name="P15">Name: Linda</text:p>
      <text:p text:style-name="P15"><text:soft-page-break/>Age: 33</text:p>
      <text:p text:style-name="P15">Midterm1: 98</text:p>
      <text:p text:style-name="P15">Midterm2: 97</text:p>
      <text:p text:style-name="P15">FinalExam: 100</text:p>
      <text:p text:style-name="P15">Total: 295</text:p>
      <text:p text:style-name="P15">Grade: A</text:p>
      <text:p text:style-name="P15"/>
      <text:p text:style-name="P15">Student 18 details</text:p>
      <text:p text:style-name="P15">Name: John</text:p>
      <text:p text:style-name="P15">Age: 30</text:p>
      <text:p text:style-name="P15">Midterm1: 25</text:p>
      <text:p text:style-name="P15">Midterm2: 50</text:p>
      <text:p text:style-name="P15">FinalExam: 45</text:p>
      <text:p text:style-name="P15">Total: 120</text:p>
      <text:p text:style-name="P15">Grade: F</text:p>
      <text:p text:style-name="P15"/>
      <text:p text:style-name="P15">Student 19 details</text:p>
      <text:p text:style-name="P15">Name: Tom</text:p>
      <text:p text:style-name="P15">Age: 25</text:p>
      <text:p text:style-name="P15">Midterm1: 75</text:p>
      <text:p text:style-name="P15">Midterm2: 85</text:p>
      <text:p text:style-name="P15">FinalExam: 89</text:p>
      <text:p text:style-name="P15">Total: 249</text:p>
      <text:p text:style-name="P15">Grade: B</text:p>
      <text:p text:style-name="P15"/>
      <text:p text:style-name="P15">==5070== </text:p>
      <text:p text:style-name="P15">==5070== HEAP SUMMARY:</text:p>
      <text:p text:style-name="P15">==5070== <text:s text:c="4"/>in use at exit: 0 bytes in 0 blocks</text:p>
      <text:p text:style-name="P15">==5070== <text:s text:c="2"/>total heap usage: 32 allocs, 32 frees, 102,080 bytes allocated</text:p>
      <text:p text:style-name="P15">==5070== </text:p>
      <text:p text:style-name="P15">==5070== All heap blocks were freed -- no leaks are possible</text:p>
      <text:p text:style-name="P15">==5070== </text:p>
      <text:p text:style-name="P15">==5070== For lists of detected and suppressed errors, rerun with: -s</text:p>
      <text:p text:style-name="P15">==5070== ERROR SUMMARY: 0 errors from 0 contexts (suppressed: 0 from 0)</text:p>
      <text:p text:style-name="P15"/>
      <text:p text:style-name="P15">kishore@kishore-virtual-machine:/Linked_Lists_Ast8$ cat sortedSampleData.txt </text:p>
      <text:p text:style-name="P15">Student 1 details: </text:p>
      <text:p text:style-name="P15">Name: Andy</text:p>
      <text:p text:style-name="P15">Age: 25</text:p>
      <text:p text:style-name="P15">Midterm1: 92</text:p>
      <text:p text:style-name="P15">Midterm2: 88</text:p>
      <text:p text:style-name="P15">FinalExam: 95</text:p>
      <text:p text:style-name="P15">Total: 275</text:p>
      <text:p text:style-name="P15">Grade: A</text:p>
      <text:p text:style-name="P15"/>
      <text:p text:style-name="P15">Student 2 details: </text:p>
      <text:p text:style-name="P15">Name: Linda</text:p>
      <text:p text:style-name="P15">Age: 33</text:p>
      <text:p text:style-name="P15">Midterm1: 98</text:p>
      <text:p text:style-name="P15"><text:soft-page-break/>Midterm2: 97</text:p>
      <text:p text:style-name="P15">FinalExam: 100</text:p>
      <text:p text:style-name="P15">Total: 295</text:p>
      <text:p text:style-name="P15">Grade: A</text:p>
      <text:p text:style-name="P15"/>
      <text:p text:style-name="P15">Student 3 details: </text:p>
      <text:p text:style-name="P15">Name: Lisa</text:p>
      <text:p text:style-name="P15">Age: 21</text:p>
      <text:p text:style-name="P15">Midterm1: 88</text:p>
      <text:p text:style-name="P15">Midterm2: 99</text:p>
      <text:p text:style-name="P15">FinalExam: 77</text:p>
      <text:p text:style-name="P15">Total: 264</text:p>
      <text:p text:style-name="P15">Grade: B</text:p>
      <text:p text:style-name="P15"/>
      <text:p text:style-name="P15">Student 4 details: </text:p>
      <text:p text:style-name="P15">Name: Sarah</text:p>
      <text:p text:style-name="P15">Age: 22</text:p>
      <text:p text:style-name="P15">Midterm1: 80</text:p>
      <text:p text:style-name="P15">Midterm2: 85</text:p>
      <text:p text:style-name="P15">FinalExam: 82</text:p>
      <text:p text:style-name="P15">Total: 247</text:p>
      <text:p text:style-name="P15">Grade: B</text:p>
      <text:p text:style-name="P15"/>
      <text:p text:style-name="P15">Student 5 details: </text:p>
      <text:p text:style-name="P15">Name: Tom</text:p>
      <text:p text:style-name="P15">Age: 25</text:p>
      <text:p text:style-name="P15">Midterm1: 75</text:p>
      <text:p text:style-name="P15">Midterm2: 85</text:p>
      <text:p text:style-name="P15">FinalExam: 89</text:p>
      <text:p text:style-name="P15">Total: 249</text:p>
      <text:p text:style-name="P15">Grade: B</text:p>
      <text:p text:style-name="P15"/>
      <text:p text:style-name="P15">Student 6 details: </text:p>
      <text:p text:style-name="P15">Name: Kyle</text:p>
      <text:p text:style-name="P15">Age: 32</text:p>
      <text:p text:style-name="P15">Midterm1: 78</text:p>
      <text:p text:style-name="P15">Midterm2: 76</text:p>
      <text:p text:style-name="P15">FinalExam: 75</text:p>
      <text:p text:style-name="P15">Total: 229</text:p>
      <text:p text:style-name="P15">Grade: C</text:p>
      <text:p text:style-name="P15"/>
      <text:p text:style-name="P15">Student 7 details: </text:p>
      <text:p text:style-name="P15">Name: Jason</text:p>
      <text:p text:style-name="P15">Age: 28</text:p>
      <text:p text:style-name="P15">Midterm1: 65</text:p>
      <text:p text:style-name="P15">Midterm2: 70</text:p>
      <text:p text:style-name="P15">FinalExam: 68</text:p>
      <text:p text:style-name="P15">Total: 203</text:p>
      <text:p text:style-name="P15">Grade: F</text:p>
      <text:p text:style-name="P15"><text:soft-page-break/></text:p>
      <text:p text:style-name="P15">Student 8 details: </text:p>
      <text:p text:style-name="P15">Name: John</text:p>
      <text:p text:style-name="P15">Age: 30</text:p>
      <text:p text:style-name="P15">Midterm1: 25</text:p>
      <text:p text:style-name="P15">Midterm2: 50</text:p>
      <text:p text:style-name="P15">FinalExam: 45</text:p>
      <text:p text:style-name="P15">Total: 120</text:p>
      <text:p text:style-name="P15">Grade: F</text:p>
      <text:p text:style-name="P15"/>
      <text:p text:style-name="P9">Sample_Output 9:</text:p>
      <text:p text:style-name="P15"/>
      <text:p text:style-name="P15">kishore@kishore-virtual-machine:/Linked_Lists_Ast<text:span text:style-name="T7">8</text:span>$ valgrind --tool=memcheck --leak-check=yes --show-reachable=yes --show-leak-kinds=all --track-origins=yes ./main</text:p>
      <text:p text:style-name="P15">==5080== Memcheck, a memory error detector</text:p>
      <text:p text:style-name="P15">==5080== Copyright (C) 2002-2017, and GNU GPL'd, by Julian Seward et al.</text:p>
      <text:p text:style-name="P15">==5080== Using Valgrind-3.15.0 and LibVEX; rerun with -h for copyright info</text:p>
      <text:p text:style-name="P15">==5080== Command: ./main</text:p>
      <text:p text:style-name="P15">==5080== </text:p>
      <text:p text:style-name="P15">Menu:</text:p>
      <text:p text:style-name="P15">1. Sort data from file</text:p>
      <text:p text:style-name="P15">2. Sort sample data</text:p>
      <text:p text:style-name="P15">3. Take 3 user inputs and sort</text:p>
      <text:p text:style-name="P15">4. Insert a student to studentsData.txt</text:p>
      <text:p text:style-name="P15">Enter choice: 3</text:p>
      <text:p text:style-name="P15">Enter Student 1 details</text:p>
      <text:p text:style-name="P15">Enter name (stdName): Linda</text:p>
      <text:p text:style-name="P15">Enter age (ag): 33</text:p>
      <text:p text:style-name="P15">Enter Midterm1(m1): 98</text:p>
      <text:p text:style-name="P15">Enter Midterm2(m2): 97</text:p>
      <text:p text:style-name="P15">Enter finalExam(fExam): 100</text:p>
      <text:p text:style-name="P15">Enter Student 2 details</text:p>
      <text:p text:style-name="P15">Enter name (stdName): John</text:p>
      <text:p text:style-name="P15">Enter age (ag): 30</text:p>
      <text:p text:style-name="P15">Enter Midterm1(m1): 25</text:p>
      <text:p text:style-name="P15">Enter Midterm2(m2): 50</text:p>
      <text:p text:style-name="P15">Enter finalExam(fExam): 45</text:p>
      <text:p text:style-name="P15">Enter Student 3 details</text:p>
      <text:p text:style-name="P15">Enter name (stdName): Tom</text:p>
      <text:p text:style-name="P15">Enter age (ag): 25</text:p>
      <text:p text:style-name="P15">Enter Midterm1(m1): 75</text:p>
      <text:p text:style-name="P15">Enter Midterm2(m2): 85</text:p>
      <text:p text:style-name="P15">Enter finalExam(fExam): 89</text:p>
      <text:p text:style-name="P15">Sort data by:</text:p>
      <text:p text:style-name="P15">1. Age</text:p>
      <text:p text:style-name="P15">2. Grade (A to F)</text:p>
      <text:p text:style-name="P15">3.Sort Low to High (F to A, if letter grade is the same, youngest age is at the top)</text:p>
      <text:p text:style-name="P15">Enter sorting criteria: 3</text:p>
      <text:p text:style-name="P15"/>
      <text:p text:style-name="P15"><text:soft-page-break/>Result written to file sortedSampleData.txt</text:p>
      <text:p text:style-name="P15">Students from File:</text:p>
      <text:p text:style-name="P15">Student 1 details</text:p>
      <text:p text:style-name="P15">Name: Paul</text:p>
      <text:p text:style-name="P15">Age: 25</text:p>
      <text:p text:style-name="P15">Midterm1: 89</text:p>
      <text:p text:style-name="P15">Midterm2: 76</text:p>
      <text:p text:style-name="P15">FinalExam: 99</text:p>
      <text:p text:style-name="P15">Total: 264</text:p>
      <text:p text:style-name="P15">Grade: B</text:p>
      <text:p text:style-name="P15"/>
      <text:p text:style-name="P15">Student 2 details</text:p>
      <text:p text:style-name="P15">Name: Sam</text:p>
      <text:p text:style-name="P15">Age: 27</text:p>
      <text:p text:style-name="P15">Midterm1: 99</text:p>
      <text:p text:style-name="P15">Midterm2: 87</text:p>
      <text:p text:style-name="P15">FinalExam: 86</text:p>
      <text:p text:style-name="P15">Total: 272</text:p>
      <text:p text:style-name="P15">Grade: A</text:p>
      <text:p text:style-name="P15"/>
      <text:p text:style-name="P15">Student 3 details</text:p>
      <text:p text:style-name="P15">Name: Alice</text:p>
      <text:p text:style-name="P15">Age: 22</text:p>
      <text:p text:style-name="P15">Midterm1: 78</text:p>
      <text:p text:style-name="P15">Midterm2: 85</text:p>
      <text:p text:style-name="P15">FinalExam: 92</text:p>
      <text:p text:style-name="P15">Total: 255</text:p>
      <text:p text:style-name="P15">Grade: B</text:p>
      <text:p text:style-name="P15"/>
      <text:p text:style-name="P15">Student 4 details</text:p>
      <text:p text:style-name="P15">Name: Bob</text:p>
      <text:p text:style-name="P15">Age: 23</text:p>
      <text:p text:style-name="P15">Midterm1: 95</text:p>
      <text:p text:style-name="P15">Midterm2: 88</text:p>
      <text:p text:style-name="P15">FinalExam: 78</text:p>
      <text:p text:style-name="P15">Total: 261</text:p>
      <text:p text:style-name="P15">Grade: B</text:p>
      <text:p text:style-name="P15"/>
      <text:p text:style-name="P15">Student 5 details</text:p>
      <text:p text:style-name="P15">Name: Cathy</text:p>
      <text:p text:style-name="P15">Age: 26</text:p>
      <text:p text:style-name="P15">Midterm1: 85</text:p>
      <text:p text:style-name="P15">Midterm2: 70</text:p>
      <text:p text:style-name="P15">FinalExam: 78</text:p>
      <text:p text:style-name="P15">Total: 233</text:p>
      <text:p text:style-name="P15">Grade: C</text:p>
      <text:p text:style-name="P15"/>
      <text:p text:style-name="P15">Student 6 details</text:p>
      <text:p text:style-name="P15">Name: David</text:p>
      <text:p text:style-name="P15"><text:soft-page-break/>Age: 24</text:p>
      <text:p text:style-name="P15">Midterm1: 82</text:p>
      <text:p text:style-name="P15">Midterm2: 94</text:p>
      <text:p text:style-name="P15">FinalExam: 87</text:p>
      <text:p text:style-name="P15">Total: 263</text:p>
      <text:p text:style-name="P15">Grade: B</text:p>
      <text:p text:style-name="P15"/>
      <text:p text:style-name="P15">Student 7 details</text:p>
      <text:p text:style-name="P15">Name: Emily</text:p>
      <text:p text:style-name="P15">Age: 28</text:p>
      <text:p text:style-name="P15">Midterm1: 76</text:p>
      <text:p text:style-name="P15">Midterm2: 65</text:p>
      <text:p text:style-name="P15">FinalExam: 60</text:p>
      <text:p text:style-name="P15">Total: 201</text:p>
      <text:p text:style-name="P15">Grade: F</text:p>
      <text:p text:style-name="P15"/>
      <text:p text:style-name="P15">Student 8 details</text:p>
      <text:p text:style-name="P15">Name: Frank</text:p>
      <text:p text:style-name="P15">Age: 29</text:p>
      <text:p text:style-name="P15">Midterm1: 95</text:p>
      <text:p text:style-name="P15">Midterm2: 91</text:p>
      <text:p text:style-name="P15">FinalExam: 100</text:p>
      <text:p text:style-name="P15">Total: 286</text:p>
      <text:p text:style-name="P15">Grade: A</text:p>
      <text:p text:style-name="P15"/>
      <text:p text:style-name="P15">Student 9 details</text:p>
      <text:p text:style-name="P15">Name: Grace</text:p>
      <text:p text:style-name="P15">Age: 30</text:p>
      <text:p text:style-name="P15">Midterm1: 94</text:p>
      <text:p text:style-name="P15">Midterm2: 78</text:p>
      <text:p text:style-name="P15">FinalExam: 88</text:p>
      <text:p text:style-name="P15">Total: 260</text:p>
      <text:p text:style-name="P15">Grade: B</text:p>
      <text:p text:style-name="P15"/>
      <text:p text:style-name="P15">Student 10 details</text:p>
      <text:p text:style-name="P15">Name: Hank</text:p>
      <text:p text:style-name="P15">Age: 31</text:p>
      <text:p text:style-name="P15">Midterm1: 75</text:p>
      <text:p text:style-name="P15">Midterm2: 86</text:p>
      <text:p text:style-name="P15">FinalExam: 90</text:p>
      <text:p text:style-name="P15">Total: 251</text:p>
      <text:p text:style-name="P15">Grade: B</text:p>
      <text:p text:style-name="P15"/>
      <text:p text:style-name="P15">Student 11 details</text:p>
      <text:p text:style-name="P15">Name: Jonathan</text:p>
      <text:p text:style-name="P15">Age: 33</text:p>
      <text:p text:style-name="P15">Midterm1: 98</text:p>
      <text:p text:style-name="P15">Midterm2: 67</text:p>
      <text:p text:style-name="P15">FinalExam: 100</text:p>
      <text:p text:style-name="P15"><text:soft-page-break/>Total: 265</text:p>
      <text:p text:style-name="P15">Grade: B</text:p>
      <text:p text:style-name="P15"/>
      <text:p text:style-name="P15">Students from Sample:</text:p>
      <text:p text:style-name="P15">Student 12 details</text:p>
      <text:p text:style-name="P15">Name: Lisa</text:p>
      <text:p text:style-name="P15">Age: 21</text:p>
      <text:p text:style-name="P15">Midterm1: 88</text:p>
      <text:p text:style-name="P15">Midterm2: 99</text:p>
      <text:p text:style-name="P15">FinalExam: 77</text:p>
      <text:p text:style-name="P15">Total: 264</text:p>
      <text:p text:style-name="P15">Grade: B</text:p>
      <text:p text:style-name="P15"/>
      <text:p text:style-name="P15">Student 13 details</text:p>
      <text:p text:style-name="P15">Name: Kyle</text:p>
      <text:p text:style-name="P15">Age: 32</text:p>
      <text:p text:style-name="P15">Midterm1: 78</text:p>
      <text:p text:style-name="P15">Midterm2: 76</text:p>
      <text:p text:style-name="P15">FinalExam: 75</text:p>
      <text:p text:style-name="P15">Total: 229</text:p>
      <text:p text:style-name="P15">Grade: C</text:p>
      <text:p text:style-name="P15"/>
      <text:p text:style-name="P15">Student 14 details</text:p>
      <text:p text:style-name="P15">Name: Andy</text:p>
      <text:p text:style-name="P15">Age: 25</text:p>
      <text:p text:style-name="P15">Midterm1: 92</text:p>
      <text:p text:style-name="P15">Midterm2: 88</text:p>
      <text:p text:style-name="P15">FinalExam: 95</text:p>
      <text:p text:style-name="P15">Total: 275</text:p>
      <text:p text:style-name="P15">Grade: A</text:p>
      <text:p text:style-name="P15"/>
      <text:p text:style-name="P15">Student 15 details</text:p>
      <text:p text:style-name="P15">Name: Jason</text:p>
      <text:p text:style-name="P15">Age: 28</text:p>
      <text:p text:style-name="P15">Midterm1: 65</text:p>
      <text:p text:style-name="P15">Midterm2: 70</text:p>
      <text:p text:style-name="P15">FinalExam: 68</text:p>
      <text:p text:style-name="P15">Total: 203</text:p>
      <text:p text:style-name="P15">Grade: F</text:p>
      <text:p text:style-name="P15"/>
      <text:p text:style-name="P15">Student 16 details</text:p>
      <text:p text:style-name="P15">Name: Sarah</text:p>
      <text:p text:style-name="P15">Age: 22</text:p>
      <text:p text:style-name="P15">Midterm1: 80</text:p>
      <text:p text:style-name="P15">Midterm2: 85</text:p>
      <text:p text:style-name="P15">FinalExam: 82</text:p>
      <text:p text:style-name="P15">Total: 247</text:p>
      <text:p text:style-name="P15">Grade: B</text:p>
      <text:p text:style-name="P15"/>
      <text:p text:style-name="P15"><text:soft-page-break/>Student 17 details</text:p>
      <text:p text:style-name="P15">Name: Linda</text:p>
      <text:p text:style-name="P15">Age: 33</text:p>
      <text:p text:style-name="P15">Midterm1: 98</text:p>
      <text:p text:style-name="P15">Midterm2: 97</text:p>
      <text:p text:style-name="P15">FinalExam: 100</text:p>
      <text:p text:style-name="P15">Total: 295</text:p>
      <text:p text:style-name="P15">Grade: A</text:p>
      <text:p text:style-name="P15"/>
      <text:p text:style-name="P15">Student 18 details</text:p>
      <text:p text:style-name="P15">Name: John</text:p>
      <text:p text:style-name="P15">Age: 30</text:p>
      <text:p text:style-name="P15">Midterm1: 25</text:p>
      <text:p text:style-name="P15">Midterm2: 50</text:p>
      <text:p text:style-name="P15">FinalExam: 45</text:p>
      <text:p text:style-name="P15">Total: 120</text:p>
      <text:p text:style-name="P15">Grade: F</text:p>
      <text:p text:style-name="P15"/>
      <text:p text:style-name="P15">Student 19 details</text:p>
      <text:p text:style-name="P15">Name: Tom</text:p>
      <text:p text:style-name="P15">Age: 25</text:p>
      <text:p text:style-name="P15">Midterm1: 75</text:p>
      <text:p text:style-name="P15">Midterm2: 85</text:p>
      <text:p text:style-name="P15">FinalExam: 89</text:p>
      <text:p text:style-name="P15">Total: 249</text:p>
      <text:p text:style-name="P15">Grade: B</text:p>
      <text:p text:style-name="P15"/>
      <text:p text:style-name="P15">==5080== </text:p>
      <text:p text:style-name="P15">==5080== HEAP SUMMARY:</text:p>
      <text:p text:style-name="P15">==5080== <text:s text:c="4"/>in use at exit: 0 bytes in 0 blocks</text:p>
      <text:p text:style-name="P15">==5080== <text:s text:c="2"/>total heap usage: 32 allocs, 32 frees, 102,080 bytes allocated</text:p>
      <text:p text:style-name="P15">==5080== </text:p>
      <text:p text:style-name="P15">==5080== All heap blocks were freed -- no leaks are possible</text:p>
      <text:p text:style-name="P15">==5080== </text:p>
      <text:p text:style-name="P15">==5080== For lists of detected and suppressed errors, rerun with: -s</text:p>
      <text:p text:style-name="P15">==5080== ERROR SUMMARY: 0 errors from 0 contexts (suppressed: 0 from 0)</text:p>
      <text:p text:style-name="P15"/>
      <text:p text:style-name="P15">kishore@kishore-virtual-machine:/Linked_Lists_Ast<text:span text:style-name="T7">8</text:span>/$ cat sortedSampleData.txt </text:p>
      <text:p text:style-name="P15">Student 1 details: </text:p>
      <text:p text:style-name="P15">Name: Jason</text:p>
      <text:p text:style-name="P15">Age: 28</text:p>
      <text:p text:style-name="P15">Midterm1: 65</text:p>
      <text:p text:style-name="P15">Midterm2: 70</text:p>
      <text:p text:style-name="P15">FinalExam: 68</text:p>
      <text:p text:style-name="P15">Total: 203</text:p>
      <text:p text:style-name="P15">Grade: F</text:p>
      <text:p text:style-name="P15"/>
      <text:p text:style-name="P15">Student 2 details: </text:p>
      <text:p text:style-name="P15">Name: John</text:p>
      <text:p text:style-name="P15"><text:soft-page-break/>Age: 30</text:p>
      <text:p text:style-name="P15">Midterm1: 25</text:p>
      <text:p text:style-name="P15">Midterm2: 50</text:p>
      <text:p text:style-name="P15">FinalExam: 45</text:p>
      <text:p text:style-name="P15">Total: 120</text:p>
      <text:p text:style-name="P15">Grade: F</text:p>
      <text:p text:style-name="P15"/>
      <text:p text:style-name="P15">Student 3 details: </text:p>
      <text:p text:style-name="P15">Name: Kyle</text:p>
      <text:p text:style-name="P15">Age: 32</text:p>
      <text:p text:style-name="P15">Midterm1: 78</text:p>
      <text:p text:style-name="P15">Midterm2: 76</text:p>
      <text:p text:style-name="P15">FinalExam: 75</text:p>
      <text:p text:style-name="P15">Total: 229</text:p>
      <text:p text:style-name="P15">Grade: C</text:p>
      <text:p text:style-name="P15"/>
      <text:p text:style-name="P15">Student 4 details: </text:p>
      <text:p text:style-name="P15">Name: Lisa</text:p>
      <text:p text:style-name="P15">Age: 21</text:p>
      <text:p text:style-name="P15">Midterm1: 88</text:p>
      <text:p text:style-name="P15">Midterm2: 99</text:p>
      <text:p text:style-name="P15">FinalExam: 77</text:p>
      <text:p text:style-name="P15">Total: 264</text:p>
      <text:p text:style-name="P15">Grade: B</text:p>
      <text:p text:style-name="P15"/>
      <text:p text:style-name="P15">Student 5 details: </text:p>
      <text:p text:style-name="P15">Name: Sarah</text:p>
      <text:p text:style-name="P15">Age: 22</text:p>
      <text:p text:style-name="P15">Midterm1: 80</text:p>
      <text:p text:style-name="P15">Midterm2: 85</text:p>
      <text:p text:style-name="P15">FinalExam: 82</text:p>
      <text:p text:style-name="P15">Total: 247</text:p>
      <text:p text:style-name="P15">Grade: B</text:p>
      <text:p text:style-name="P15"/>
      <text:p text:style-name="P15">Student 6 details: </text:p>
      <text:p text:style-name="P15">Name: Tom</text:p>
      <text:p text:style-name="P15">Age: 25</text:p>
      <text:p text:style-name="P15">Midterm1: 75</text:p>
      <text:p text:style-name="P15">Midterm2: 85</text:p>
      <text:p text:style-name="P15">FinalExam: 89</text:p>
      <text:p text:style-name="P15">Total: 249</text:p>
      <text:p text:style-name="P15">Grade: B</text:p>
      <text:p text:style-name="P15"/>
      <text:p text:style-name="P15">Student 7 details: </text:p>
      <text:p text:style-name="P15">Name: Andy</text:p>
      <text:p text:style-name="P15">Age: 25</text:p>
      <text:p text:style-name="P15">Midterm1: 92</text:p>
      <text:p text:style-name="P15">Midterm2: 88</text:p>
      <text:p text:style-name="P15">FinalExam: 95</text:p>
      <text:p text:style-name="P15"><text:soft-page-break/>Total: 275</text:p>
      <text:p text:style-name="P15">Grade: A</text:p>
      <text:p text:style-name="P15"/>
      <text:p text:style-name="P15">Student 8 details: </text:p>
      <text:p text:style-name="P15">Name: Linda</text:p>
      <text:p text:style-name="P15">Age: 33</text:p>
      <text:p text:style-name="P15">Midterm1: 98</text:p>
      <text:p text:style-name="P15">Midterm2: 97</text:p>
      <text:p text:style-name="P15">FinalExam: 100</text:p>
      <text:p text:style-name="P15">Total: 295</text:p>
      <text:p text:style-name="P15">Grade: A</text:p>
      <text:p text:style-name="P15"/>
      <text:p text:style-name="P15"/>
      <text:p text:style-name="P10">Sample_output 10:</text:p>
      <text:p text:style-name="P10"/>
      <text:p text:style-name="P16">kishore@kishore-virtual-machine:/Linked_Lists_Ast8$ valgrind --tool=memcheck --leak-check=yes --show-reachable=yes --show-leak-kinds=all --track-origins=yes ./main</text:p>
      <text:p text:style-name="P16">==5093== Memcheck, a memory error detector</text:p>
      <text:p text:style-name="P16">==5093== Copyright (C) 2002-2017, and GNU GPL'd, by Julian Seward et al.</text:p>
      <text:p text:style-name="P16">==5093== Using Valgrind-3.15.0 and LibVEX; rerun with -h for copyright info</text:p>
      <text:p text:style-name="P16">==5093== Command: ./main</text:p>
      <text:p text:style-name="P16">==5093== </text:p>
      <text:p text:style-name="P16">Menu:</text:p>
      <text:p text:style-name="P16">1. Sort data from file</text:p>
      <text:p text:style-name="P16">2. Sort sample data</text:p>
      <text:p text:style-name="P16">3. Take 3 user inputs and sort</text:p>
      <text:p text:style-name="P16">4. Insert a student to studentsData.txt</text:p>
      <text:p text:style-name="P16">Enter choice: 4</text:p>
      <text:p text:style-name="P16"/>
      <text:p text:style-name="P16"/>
      <text:p text:style-name="P16">Enter student details:</text:p>
      <text:p text:style-name="P16">Name: Simon </text:p>
      <text:p text:style-name="P16">Age: 35</text:p>
      <text:p text:style-name="P16">Midterm1: 100</text:p>
      <text:p text:style-name="P16">Midterm2: 100</text:p>
      <text:p text:style-name="P16">Final Exam: 100</text:p>
      <text:p text:style-name="P16"/>
      <text:p text:style-name="P16"/>
      <text:p text:style-name="P16">Student details updated to studentsData.txt file!</text:p>
      <text:p text:style-name="P16">Students from File:</text:p>
      <text:p text:style-name="P16">Student 1 details</text:p>
      <text:p text:style-name="P16">Name: Paul</text:p>
      <text:p text:style-name="P16">Age: 25</text:p>
      <text:p text:style-name="P16">Midterm1: 89</text:p>
      <text:p text:style-name="P16">Midterm2: 76</text:p>
      <text:p text:style-name="P16">FinalExam: 99</text:p>
      <text:p text:style-name="P16">Total: 264</text:p>
      <text:p text:style-name="P16">Grade: B</text:p>
      <text:p text:style-name="P16"/>
      <text:p text:style-name="P16"><text:soft-page-break/>Student 2 details</text:p>
      <text:p text:style-name="P16">Name: Sam</text:p>
      <text:p text:style-name="P16">Age: 27</text:p>
      <text:p text:style-name="P16">Midterm1: 99</text:p>
      <text:p text:style-name="P16">Midterm2: 87</text:p>
      <text:p text:style-name="P16">FinalExam: 86</text:p>
      <text:p text:style-name="P16">Total: 272</text:p>
      <text:p text:style-name="P16">Grade: A</text:p>
      <text:p text:style-name="P16"/>
      <text:p text:style-name="P16">Student 3 details</text:p>
      <text:p text:style-name="P16">Name: Alice</text:p>
      <text:p text:style-name="P16">Age: 22</text:p>
      <text:p text:style-name="P16">Midterm1: 78</text:p>
      <text:p text:style-name="P16">Midterm2: 85</text:p>
      <text:p text:style-name="P16">FinalExam: 92</text:p>
      <text:p text:style-name="P16">Total: 255</text:p>
      <text:p text:style-name="P16">Grade: B</text:p>
      <text:p text:style-name="P16"/>
      <text:p text:style-name="P16">Student 4 details</text:p>
      <text:p text:style-name="P16">Name: Bob</text:p>
      <text:p text:style-name="P16">Age: 23</text:p>
      <text:p text:style-name="P16">Midterm1: 95</text:p>
      <text:p text:style-name="P16">Midterm2: 88</text:p>
      <text:p text:style-name="P16">FinalExam: 78</text:p>
      <text:p text:style-name="P16">Total: 261</text:p>
      <text:p text:style-name="P16">Grade: B</text:p>
      <text:p text:style-name="P16"/>
      <text:p text:style-name="P16">Student 5 details</text:p>
      <text:p text:style-name="P16">Name: Cathy</text:p>
      <text:p text:style-name="P16">Age: 26</text:p>
      <text:p text:style-name="P16">Midterm1: 85</text:p>
      <text:p text:style-name="P16">Midterm2: 70</text:p>
      <text:p text:style-name="P16">FinalExam: 78</text:p>
      <text:p text:style-name="P16">Total: 233</text:p>
      <text:p text:style-name="P16">Grade: C</text:p>
      <text:p text:style-name="P16"/>
      <text:p text:style-name="P16">Student 6 details</text:p>
      <text:p text:style-name="P16">Name: David</text:p>
      <text:p text:style-name="P16">Age: 24</text:p>
      <text:p text:style-name="P16">Midterm1: 82</text:p>
      <text:p text:style-name="P16">Midterm2: 94</text:p>
      <text:p text:style-name="P16">FinalExam: 87</text:p>
      <text:p text:style-name="P16">Total: 263</text:p>
      <text:p text:style-name="P16">Grade: B</text:p>
      <text:p text:style-name="P16"/>
      <text:p text:style-name="P16">Student 7 details</text:p>
      <text:p text:style-name="P16">Name: Emily</text:p>
      <text:p text:style-name="P16">Age: 28</text:p>
      <text:p text:style-name="P16">Midterm1: 76</text:p>
      <text:p text:style-name="P16"><text:soft-page-break/>Midterm2: 65</text:p>
      <text:p text:style-name="P16">FinalExam: 60</text:p>
      <text:p text:style-name="P16">Total: 201</text:p>
      <text:p text:style-name="P16">Grade: F</text:p>
      <text:p text:style-name="P16"/>
      <text:p text:style-name="P16">Student 8 details</text:p>
      <text:p text:style-name="P16">Name: Frank</text:p>
      <text:p text:style-name="P16">Age: 29</text:p>
      <text:p text:style-name="P16">Midterm1: 95</text:p>
      <text:p text:style-name="P16">Midterm2: 91</text:p>
      <text:p text:style-name="P16">FinalExam: 100</text:p>
      <text:p text:style-name="P16">Total: 286</text:p>
      <text:p text:style-name="P16">Grade: A</text:p>
      <text:p text:style-name="P16"/>
      <text:p text:style-name="P16">Student 9 details</text:p>
      <text:p text:style-name="P16">Name: Grace</text:p>
      <text:p text:style-name="P16">Age: 30</text:p>
      <text:p text:style-name="P16">Midterm1: 94</text:p>
      <text:p text:style-name="P16">Midterm2: 78</text:p>
      <text:p text:style-name="P16">FinalExam: 88</text:p>
      <text:p text:style-name="P16">Total: 260</text:p>
      <text:p text:style-name="P16">Grade: B</text:p>
      <text:p text:style-name="P16"/>
      <text:p text:style-name="P16">Student 10 details</text:p>
      <text:p text:style-name="P16">Name: Hank</text:p>
      <text:p text:style-name="P16">Age: 31</text:p>
      <text:p text:style-name="P16">Midterm1: 75</text:p>
      <text:p text:style-name="P16">Midterm2: 86</text:p>
      <text:p text:style-name="P16">FinalExam: 90</text:p>
      <text:p text:style-name="P16">Total: 251</text:p>
      <text:p text:style-name="P16">Grade: B</text:p>
      <text:p text:style-name="P16"/>
      <text:p text:style-name="P16">Student 11 details</text:p>
      <text:p text:style-name="P16">Name: Jonathan</text:p>
      <text:p text:style-name="P16">Age: 33</text:p>
      <text:p text:style-name="P16">Midterm1: 98</text:p>
      <text:p text:style-name="P16">Midterm2: 67</text:p>
      <text:p text:style-name="P16">FinalExam: 100</text:p>
      <text:p text:style-name="P16">Total: 265</text:p>
      <text:p text:style-name="P16">Grade: B</text:p>
      <text:p text:style-name="P16"/>
      <text:p text:style-name="P16">Student 12 details</text:p>
      <text:p text:style-name="P16">Name: Simon</text:p>
      <text:p text:style-name="P16">Age: 35</text:p>
      <text:p text:style-name="P16">Midterm1: 100</text:p>
      <text:p text:style-name="P16">Midterm2: 100</text:p>
      <text:p text:style-name="P16">FinalExam: 100</text:p>
      <text:p text:style-name="P16">Total: 300</text:p>
      <text:p text:style-name="P16">Grade: A</text:p>
      <text:p text:style-name="P16"><text:soft-page-break/></text:p>
      <text:p text:style-name="P16">Students from Sample:</text:p>
      <text:p text:style-name="P16">Student 13 details</text:p>
      <text:p text:style-name="P16">Name: Lisa</text:p>
      <text:p text:style-name="P16">Age: 21</text:p>
      <text:p text:style-name="P16">Midterm1: 88</text:p>
      <text:p text:style-name="P16">Midterm2: 99</text:p>
      <text:p text:style-name="P16">FinalExam: 77</text:p>
      <text:p text:style-name="P16">Total: 264</text:p>
      <text:p text:style-name="P16">Grade: B</text:p>
      <text:p text:style-name="P16"/>
      <text:p text:style-name="P16">Student 14 details</text:p>
      <text:p text:style-name="P16">Name: Kyle</text:p>
      <text:p text:style-name="P16">Age: 32</text:p>
      <text:p text:style-name="P16">Midterm1: 78</text:p>
      <text:p text:style-name="P16">Midterm2: 76</text:p>
      <text:p text:style-name="P16">FinalExam: 75</text:p>
      <text:p text:style-name="P16">Total: 229</text:p>
      <text:p text:style-name="P16">Grade: C</text:p>
      <text:p text:style-name="P16"/>
      <text:p text:style-name="P16">Student 15 details</text:p>
      <text:p text:style-name="P16">Name: Andy</text:p>
      <text:p text:style-name="P16">Age: 25</text:p>
      <text:p text:style-name="P16">Midterm1: 92</text:p>
      <text:p text:style-name="P16">Midterm2: 88</text:p>
      <text:p text:style-name="P16">FinalExam: 95</text:p>
      <text:p text:style-name="P16">Total: 275</text:p>
      <text:p text:style-name="P16">Grade: A</text:p>
      <text:p text:style-name="P16"/>
      <text:p text:style-name="P16">Student 16 details</text:p>
      <text:p text:style-name="P16">Name: Jason</text:p>
      <text:p text:style-name="P16">Age: 28</text:p>
      <text:p text:style-name="P16">Midterm1: 65</text:p>
      <text:p text:style-name="P16">Midterm2: 70</text:p>
      <text:p text:style-name="P16">FinalExam: 68</text:p>
      <text:p text:style-name="P16">Total: 203</text:p>
      <text:p text:style-name="P16">Grade: F</text:p>
      <text:p text:style-name="P16"/>
      <text:p text:style-name="P16">Student 17 details</text:p>
      <text:p text:style-name="P16">Name: Sarah</text:p>
      <text:p text:style-name="P16">Age: 22</text:p>
      <text:p text:style-name="P16">Midterm1: 80</text:p>
      <text:p text:style-name="P16">Midterm2: 85</text:p>
      <text:p text:style-name="P16">FinalExam: 82</text:p>
      <text:p text:style-name="P16">Total: 247</text:p>
      <text:p text:style-name="P16">Grade: B</text:p>
      <text:p text:style-name="P16"/>
      <text:p text:style-name="P16">==5093== </text:p>
      <text:p text:style-name="P16">==5093== HEAP SUMMARY:</text:p>
      <text:p text:style-name="P16"><text:soft-page-break/>==5093== <text:s text:c="4"/>in use at exit: 0 bytes in 0 blocks</text:p>
      <text:p text:style-name="P16">==5093== <text:s text:c="2"/>total heap usage: 26 allocs, 26 frees, 101,832 bytes allocated</text:p>
      <text:p text:style-name="P16">==5093== </text:p>
      <text:p text:style-name="P16">==5093== All heap blocks were freed -- no leaks are possible</text:p>
      <text:p text:style-name="P16">==5093== </text:p>
      <text:p text:style-name="P16">==5093== For lists of detected and suppressed errors, rerun with: -s</text:p>
      <text:p text:style-name="P16">==5093== ERROR SUMMARY: 0 errors from 0 contexts (suppressed: 0 from 0)</text:p>
      <text:p text:style-name="P10"/>
      <text:p text:style-name="P16">kishore@kishore-virtual-machine:/Linked_Lists_Ast<text:span text:style-name="T8">8</text:span>$ cat studentsData.txt</text:p>
      <text:p text:style-name="P16">Paul 25 89 76 99</text:p>
      <text:p text:style-name="P16">Sam 27 99 87 86</text:p>
      <text:p text:style-name="P16">Alice 22 78 85 92</text:p>
      <text:p text:style-name="P16">Bob 23 95 88 78</text:p>
      <text:p text:style-name="P16">Cathy 26 85 70 78</text:p>
      <text:p text:style-name="P16">David 24 82 94 87</text:p>
      <text:p text:style-name="P16">Emily 28 76 65 60</text:p>
      <text:p text:style-name="P16">Frank 29 95 91 100</text:p>
      <text:p text:style-name="P16">Grace 30 94 78 88</text:p>
      <text:p text:style-name="P16">Hank 31 75 86 90</text:p>
      <text:p text:style-name="P16">Jonathan 33 98 67 100</text:p>
      <text:p text:style-name="P16">Simon 35 100 100 100</text:p>
      <text:p text:style-name="P16"/>
      <text:p text:style-name="P16">kishore@kishore-virtual-machine:/Linked_Lists_Ast<text:span text:style-name="T9">8</text:span>$ cat studentsData_OutputFile.txt </text:p>
      <text:p text:style-name="P16">**************************************</text:p>
      <text:p text:style-name="P16">Student 1:</text:p>
      <text:p text:style-name="P16">Name: Paul</text:p>
      <text:p text:style-name="P16">Age: 25</text:p>
      <text:p text:style-name="P16">Midterm1: 89</text:p>
      <text:p text:style-name="P16">Midterm2: 76</text:p>
      <text:p text:style-name="P16">FinalExam: 99</text:p>
      <text:p text:style-name="P16">Total: 264</text:p>
      <text:p text:style-name="P16">Grade: B</text:p>
      <text:p text:style-name="P16"/>
      <text:p text:style-name="P16">**************************************</text:p>
      <text:p text:style-name="P16">Student 2:</text:p>
      <text:p text:style-name="P16">Name: Sam</text:p>
      <text:p text:style-name="P16">Age: 27</text:p>
      <text:p text:style-name="P16">Midterm1: 99</text:p>
      <text:p text:style-name="P16">Midterm2: 87</text:p>
      <text:p text:style-name="P16">FinalExam: 86</text:p>
      <text:p text:style-name="P16">Total: 272</text:p>
      <text:p text:style-name="P16">Grade: A</text:p>
      <text:p text:style-name="P16"/>
      <text:p text:style-name="P16">**************************************</text:p>
      <text:p text:style-name="P16">Student 3:</text:p>
      <text:p text:style-name="P16">Name: Alice</text:p>
      <text:p text:style-name="P16">Age: 22</text:p>
      <text:p text:style-name="P16">Midterm1: 78</text:p>
      <text:p text:style-name="P16">Midterm2: 85</text:p>
      <text:p text:style-name="P16"><text:soft-page-break/>FinalExam: 92</text:p>
      <text:p text:style-name="P16">Total: 255</text:p>
      <text:p text:style-name="P16">Grade: B</text:p>
      <text:p text:style-name="P16"/>
      <text:p text:style-name="P16">**************************************</text:p>
      <text:p text:style-name="P16">Student 4:</text:p>
      <text:p text:style-name="P16">Name: Bob</text:p>
      <text:p text:style-name="P16">Age: 23</text:p>
      <text:p text:style-name="P16">Midterm1: 95</text:p>
      <text:p text:style-name="P16">Midterm2: 88</text:p>
      <text:p text:style-name="P16">FinalExam: 78</text:p>
      <text:p text:style-name="P16">Total: 261</text:p>
      <text:p text:style-name="P16">Grade: B</text:p>
      <text:p text:style-name="P16"/>
      <text:p text:style-name="P16">**************************************</text:p>
      <text:p text:style-name="P16">Student 5:</text:p>
      <text:p text:style-name="P16">Name: Cathy</text:p>
      <text:p text:style-name="P16">Age: 26</text:p>
      <text:p text:style-name="P16">Midterm1: 85</text:p>
      <text:p text:style-name="P16">Midterm2: 70</text:p>
      <text:p text:style-name="P16">FinalExam: 78</text:p>
      <text:p text:style-name="P16">Total: 233</text:p>
      <text:p text:style-name="P16">Grade: C</text:p>
      <text:p text:style-name="P16"/>
      <text:p text:style-name="P16">**************************************</text:p>
      <text:p text:style-name="P16">Student 6:</text:p>
      <text:p text:style-name="P16">Name: David</text:p>
      <text:p text:style-name="P16">Age: 24</text:p>
      <text:p text:style-name="P16">Midterm1: 82</text:p>
      <text:p text:style-name="P16">Midterm2: 94</text:p>
      <text:p text:style-name="P16">FinalExam: 87</text:p>
      <text:p text:style-name="P16">Total: 263</text:p>
      <text:p text:style-name="P16">Grade: B</text:p>
      <text:p text:style-name="P16"/>
      <text:p text:style-name="P16">**************************************</text:p>
      <text:p text:style-name="P16">Student 7:</text:p>
      <text:p text:style-name="P16">Name: Emily</text:p>
      <text:p text:style-name="P16">Age: 28</text:p>
      <text:p text:style-name="P16">Midterm1: 76</text:p>
      <text:p text:style-name="P16">Midterm2: 65</text:p>
      <text:p text:style-name="P16">FinalExam: 60</text:p>
      <text:p text:style-name="P16">Total: 201</text:p>
      <text:p text:style-name="P16">Grade: F</text:p>
      <text:p text:style-name="P16"/>
      <text:p text:style-name="P16">**************************************</text:p>
      <text:p text:style-name="P16">Student 8:</text:p>
      <text:p text:style-name="P16">Name: Frank</text:p>
      <text:p text:style-name="P16">Age: 29</text:p>
      <text:p text:style-name="P16">Midterm1: 95</text:p>
      <text:p text:style-name="P16"><text:soft-page-break/>Midterm2: 91</text:p>
      <text:p text:style-name="P16">FinalExam: 100</text:p>
      <text:p text:style-name="P16">Total: 286</text:p>
      <text:p text:style-name="P16">Grade: A</text:p>
      <text:p text:style-name="P16"/>
      <text:p text:style-name="P16">**************************************</text:p>
      <text:p text:style-name="P16">Student 9:</text:p>
      <text:p text:style-name="P16">Name: Grace</text:p>
      <text:p text:style-name="P16">Age: 30</text:p>
      <text:p text:style-name="P16">Midterm1: 94</text:p>
      <text:p text:style-name="P16">Midterm2: 78</text:p>
      <text:p text:style-name="P16">FinalExam: 88</text:p>
      <text:p text:style-name="P16">Total: 260</text:p>
      <text:p text:style-name="P16">Grade: B</text:p>
      <text:p text:style-name="P16"/>
      <text:p text:style-name="P16">**************************************</text:p>
      <text:p text:style-name="P16">Student 10:</text:p>
      <text:p text:style-name="P16">Name: Hank</text:p>
      <text:p text:style-name="P16">Age: 31</text:p>
      <text:p text:style-name="P16">Midterm1: 75</text:p>
      <text:p text:style-name="P16">Midterm2: 86</text:p>
      <text:p text:style-name="P16">FinalExam: 90</text:p>
      <text:p text:style-name="P16">Total: 251</text:p>
      <text:p text:style-name="P16">Grade: B</text:p>
      <text:p text:style-name="P16"/>
      <text:p text:style-name="P16">**************************************</text:p>
      <text:p text:style-name="P16">Student 11:</text:p>
      <text:p text:style-name="P16">Name: Jonathan</text:p>
      <text:p text:style-name="P16">Age: 33</text:p>
      <text:p text:style-name="P16">Midterm1: 98</text:p>
      <text:p text:style-name="P16">Midterm2: 67</text:p>
      <text:p text:style-name="P16">FinalExam: 100</text:p>
      <text:p text:style-name="P16">Total: 265</text:p>
      <text:p text:style-name="P16">Grade: B</text:p>
      <text:p text:style-name="P16"/>
      <text:p text:style-name="P16">**************************************</text:p>
      <text:p text:style-name="P16">Student 12:</text:p>
      <text:p text:style-name="P16">Name: Simon</text:p>
      <text:p text:style-name="P16">Age: 35</text:p>
      <text:p text:style-name="P16">Midterm1: 100</text:p>
      <text:p text:style-name="P16">Midterm2: 100</text:p>
      <text:p text:style-name="P16">FinalExam: 100</text:p>
      <text:p text:style-name="P16">Total: 300</text:p>
      <text:p text:style-name="P16">Grade: 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4-13T20:12:01.371732744</meta:creation-date>
    <dc:date>2024-04-14T10:53:59.929743184</dc:date>
    <meta:editing-duration>PT28M18S</meta:editing-duration>
    <meta:editing-cycles>5</meta:editing-cycles>
    <meta:generator>LibreOffice/7.0.3.1$MacOSX_X86_64 LibreOffice_project/d7547858d014d4cf69878db179d326fc3483e082</meta:generator>
    <meta:document-statistic meta:table-count="0" meta:image-count="0" meta:object-count="0" meta:page-count="56" meta:paragraph-count="2429" meta:word-count="6414" meta:character-count="37390" meta:non-whitespace-character-count="33268"/>
  </office:meta>
</office:document-meta>
</file>